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3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 loext:decorative="false"/>
    </style:style>
    <style:style style:name="gr4" style:family="graphic" style:parent-style-name="standard">
      <style:graphic-properties draw:stroke="none" draw:fill="solid" draw:fill-color="#232f3d" loext:decorative="false"/>
    </style:style>
    <style:style style:name="gr5" style:family="graphic" style:parent-style-name="standard">
      <style:graphic-properties draw:stroke="none" draw:fill="solid" draw:fill-color="#8c4fff" loext:decorative="false"/>
    </style:style>
    <style:style style:name="gr6" style:family="graphic" style:parent-style-name="standard">
      <style:graphic-properties draw:stroke="none" draw:fill="solid" draw:fill-color="#ff3b2f" loext:decorative="false"/>
    </style:style>
    <style:style style:name="gr7" style:family="graphic" style:parent-style-name="standard">
      <style:graphic-properties draw:stroke="none" draw:fill="solid" draw:fill-color="#7aa116" loext:decorative="false"/>
    </style:style>
    <style:style style:name="gr8" style:family="graphic" style:parent-style-name="standard">
      <style:graphic-properties draw:stroke="none" draw:fill="solid" draw:fill-color="#005ba1" loext:decorative="false"/>
    </style:style>
    <style:style style:name="gr9" style:family="graphic" style:parent-style-name="standard">
      <style:graphic-properties draw:stroke="none" draw:fill="solid" draw:fill-color="#005ba2" loext:decorative="false"/>
    </style:style>
    <style:style style:name="gr10" style:family="graphic" style:parent-style-name="standard">
      <style:graphic-properties draw:stroke="none" draw:fill="solid" draw:fill-color="#005ca2" loext:decorative="false"/>
    </style:style>
    <style:style style:name="gr11" style:family="graphic" style:parent-style-name="standard">
      <style:graphic-properties draw:stroke="none" draw:fill="solid" draw:fill-color="#005ca3" loext:decorative="false"/>
    </style:style>
    <style:style style:name="gr12" style:family="graphic" style:parent-style-name="standard">
      <style:graphic-properties draw:stroke="none" draw:fill="solid" draw:fill-color="#005da4" loext:decorative="false"/>
    </style:style>
    <style:style style:name="gr13" style:family="graphic" style:parent-style-name="standard">
      <style:graphic-properties draw:stroke="none" draw:fill="solid" draw:fill-color="#005ea5" loext:decorative="false"/>
    </style:style>
    <style:style style:name="gr14" style:family="graphic" style:parent-style-name="standard">
      <style:graphic-properties draw:stroke="none" draw:fill="solid" draw:fill-color="#005ea6" loext:decorative="false"/>
    </style:style>
    <style:style style:name="gr15" style:family="graphic" style:parent-style-name="standard">
      <style:graphic-properties draw:stroke="none" draw:fill="solid" draw:fill-color="#005fa7" loext:decorative="false"/>
    </style:style>
    <style:style style:name="gr16" style:family="graphic" style:parent-style-name="standard">
      <style:graphic-properties draw:stroke="none" draw:fill="solid" draw:fill-color="#005fa8" loext:decorative="false"/>
    </style:style>
    <style:style style:name="gr17" style:family="graphic" style:parent-style-name="standard">
      <style:graphic-properties draw:stroke="none" draw:fill="solid" draw:fill-color="#0060a9" loext:decorative="false"/>
    </style:style>
    <style:style style:name="gr18" style:family="graphic" style:parent-style-name="standard">
      <style:graphic-properties draw:stroke="none" draw:fill="solid" draw:fill-color="#0060aa" loext:decorative="false"/>
    </style:style>
    <style:style style:name="gr19" style:family="graphic" style:parent-style-name="standard">
      <style:graphic-properties draw:stroke="none" draw:fill="solid" draw:fill-color="#0061ab" loext:decorative="false"/>
    </style:style>
    <style:style style:name="gr20" style:family="graphic" style:parent-style-name="standard">
      <style:graphic-properties draw:stroke="none" draw:fill="solid" draw:fill-color="#0062ac" loext:decorative="false"/>
    </style:style>
    <style:style style:name="gr21" style:family="graphic" style:parent-style-name="standard">
      <style:graphic-properties draw:stroke="none" draw:fill="solid" draw:fill-color="#0062ad" loext:decorative="false"/>
    </style:style>
    <style:style style:name="gr22" style:family="graphic" style:parent-style-name="standard">
      <style:graphic-properties draw:stroke="none" draw:fill="solid" draw:fill-color="#0063ae" loext:decorative="false"/>
    </style:style>
    <style:style style:name="gr23" style:family="graphic" style:parent-style-name="standard">
      <style:graphic-properties draw:stroke="none" draw:fill="solid" draw:fill-color="#0063af" loext:decorative="false"/>
    </style:style>
    <style:style style:name="gr24" style:family="graphic" style:parent-style-name="standard">
      <style:graphic-properties draw:stroke="none" draw:fill="solid" draw:fill-color="#0064b0" loext:decorative="false"/>
    </style:style>
    <style:style style:name="gr25" style:family="graphic" style:parent-style-name="standard">
      <style:graphic-properties draw:stroke="none" draw:fill="solid" draw:fill-color="#0064b1" loext:decorative="false"/>
    </style:style>
    <style:style style:name="gr26" style:family="graphic" style:parent-style-name="standard">
      <style:graphic-properties draw:stroke="none" draw:fill="solid" draw:fill-color="#0065b2" loext:decorative="false"/>
    </style:style>
    <style:style style:name="gr27" style:family="graphic" style:parent-style-name="standard">
      <style:graphic-properties draw:stroke="none" draw:fill="solid" draw:fill-color="#0065b3" loext:decorative="false"/>
    </style:style>
    <style:style style:name="gr28" style:family="graphic" style:parent-style-name="standard">
      <style:graphic-properties draw:stroke="none" draw:fill="solid" draw:fill-color="#0066b4" loext:decorative="false"/>
    </style:style>
    <style:style style:name="gr29" style:family="graphic" style:parent-style-name="standard">
      <style:graphic-properties draw:stroke="none" draw:fill="solid" draw:fill-color="#0067b5" loext:decorative="false"/>
    </style:style>
    <style:style style:name="gr30" style:family="graphic" style:parent-style-name="standard">
      <style:graphic-properties draw:stroke="none" draw:fill="solid" draw:fill-color="#0067b6" loext:decorative="false"/>
    </style:style>
    <style:style style:name="gr31" style:family="graphic" style:parent-style-name="standard">
      <style:graphic-properties draw:stroke="none" draw:fill="solid" draw:fill-color="#0068b7" loext:decorative="false"/>
    </style:style>
    <style:style style:name="gr32" style:family="graphic" style:parent-style-name="standard">
      <style:graphic-properties draw:stroke="none" draw:fill="solid" draw:fill-color="#0068b8" loext:decorative="false"/>
    </style:style>
    <style:style style:name="gr33" style:family="graphic" style:parent-style-name="standard">
      <style:graphic-properties draw:stroke="none" draw:fill="solid" draw:fill-color="#0069b9" loext:decorative="false"/>
    </style:style>
    <style:style style:name="gr34" style:family="graphic" style:parent-style-name="standard">
      <style:graphic-properties draw:stroke="none" draw:fill="solid" draw:fill-color="#0069ba" loext:decorative="false"/>
    </style:style>
    <style:style style:name="gr35" style:family="graphic" style:parent-style-name="standard">
      <style:graphic-properties draw:stroke="none" draw:fill="solid" draw:fill-color="#006abb" loext:decorative="false"/>
    </style:style>
    <style:style style:name="gr36" style:family="graphic" style:parent-style-name="standard">
      <style:graphic-properties draw:stroke="none" draw:fill="solid" draw:fill-color="#006abc" loext:decorative="false"/>
    </style:style>
    <style:style style:name="gr37" style:family="graphic" style:parent-style-name="standard">
      <style:graphic-properties draw:stroke="none" draw:fill="solid" draw:fill-color="#006bbd" loext:decorative="false"/>
    </style:style>
    <style:style style:name="gr38" style:family="graphic" style:parent-style-name="standard">
      <style:graphic-properties draw:stroke="none" draw:fill="solid" draw:fill-color="#006bbe" loext:decorative="false"/>
    </style:style>
    <style:style style:name="gr39" style:family="graphic" style:parent-style-name="standard">
      <style:graphic-properties draw:stroke="none" draw:fill="solid" draw:fill-color="#006cbe" loext:decorative="false"/>
    </style:style>
    <style:style style:name="gr40" style:family="graphic" style:parent-style-name="standard">
      <style:graphic-properties draw:stroke="none" draw:fill="solid" draw:fill-color="#006cbf" loext:decorative="false"/>
    </style:style>
    <style:style style:name="gr41" style:family="graphic" style:parent-style-name="standard">
      <style:graphic-properties draw:stroke="none" draw:fill="solid" draw:fill-color="#006dc0" loext:decorative="false"/>
    </style:style>
    <style:style style:name="gr42" style:family="graphic" style:parent-style-name="standard">
      <style:graphic-properties draw:stroke="none" draw:fill="solid" draw:fill-color="#006dc1" loext:decorative="false"/>
    </style:style>
    <style:style style:name="gr43" style:family="graphic" style:parent-style-name="standard">
      <style:graphic-properties draw:stroke="none" draw:fill="solid" draw:fill-color="#006ec2" loext:decorative="false"/>
    </style:style>
    <style:style style:name="gr44" style:family="graphic" style:parent-style-name="standard">
      <style:graphic-properties draw:stroke="none" draw:fill="solid" draw:fill-color="#006ec3" loext:decorative="false"/>
    </style:style>
    <style:style style:name="gr45" style:family="graphic" style:parent-style-name="standard">
      <style:graphic-properties draw:stroke="none" draw:fill="solid" draw:fill-color="#006fc4" loext:decorative="false"/>
    </style:style>
    <style:style style:name="gr46" style:family="graphic" style:parent-style-name="standard">
      <style:graphic-properties draw:stroke="none" draw:fill="solid" draw:fill-color="#006fc5" loext:decorative="false"/>
    </style:style>
    <style:style style:name="gr47" style:family="graphic" style:parent-style-name="standard">
      <style:graphic-properties draw:stroke="none" draw:fill="solid" draw:fill-color="#0070c6" loext:decorative="false"/>
    </style:style>
    <style:style style:name="gr48" style:family="graphic" style:parent-style-name="standard">
      <style:graphic-properties draw:stroke="none" draw:fill="solid" draw:fill-color="#0070c7" loext:decorative="false"/>
    </style:style>
    <style:style style:name="gr49" style:family="graphic" style:parent-style-name="standard">
      <style:graphic-properties draw:stroke="none" draw:fill="solid" draw:fill-color="#0071c8" loext:decorative="false"/>
    </style:style>
    <style:style style:name="gr50" style:family="graphic" style:parent-style-name="standard">
      <style:graphic-properties draw:stroke="none" draw:fill="solid" draw:fill-color="#0072c9" loext:decorative="false"/>
    </style:style>
    <style:style style:name="gr51" style:family="graphic" style:parent-style-name="standard">
      <style:graphic-properties draw:stroke="none" draw:fill="solid" draw:fill-color="#0072ca" loext:decorative="false"/>
    </style:style>
    <style:style style:name="gr52" style:family="graphic" style:parent-style-name="standard">
      <style:graphic-properties draw:stroke="none" draw:fill="solid" draw:fill-color="#0073cb" loext:decorative="false"/>
    </style:style>
    <style:style style:name="gr53" style:family="graphic" style:parent-style-name="standard">
      <style:graphic-properties draw:stroke="none" draw:fill="solid" draw:fill-color="#0073cc" loext:decorative="false"/>
    </style:style>
    <style:style style:name="gr54" style:family="graphic" style:parent-style-name="standard">
      <style:graphic-properties draw:stroke="none" draw:fill="solid" draw:fill-color="#0074cc" loext:decorative="false"/>
    </style:style>
    <style:style style:name="gr55" style:family="graphic" style:parent-style-name="standard">
      <style:graphic-properties draw:stroke="none" draw:fill="solid" draw:fill-color="#0074cd" loext:decorative="false"/>
    </style:style>
    <style:style style:name="gr56" style:family="graphic" style:parent-style-name="standard">
      <style:graphic-properties draw:stroke="none" draw:fill="solid" draw:fill-color="#0074ce" loext:decorative="false"/>
    </style:style>
    <style:style style:name="gr57" style:family="graphic" style:parent-style-name="standard">
      <style:graphic-properties draw:stroke="none" draw:fill="solid" draw:fill-color="#0075ce" loext:decorative="false"/>
    </style:style>
    <style:style style:name="gr58" style:family="graphic" style:parent-style-name="standard">
      <style:graphic-properties draw:stroke="none" draw:fill="solid" draw:fill-color="#0075cf" loext:decorative="false"/>
    </style:style>
    <style:style style:name="gr59" style:family="graphic" style:parent-style-name="standard">
      <style:graphic-properties draw:stroke="none" draw:fill="solid" draw:fill-color="#0076d0" loext:decorative="false"/>
    </style:style>
    <style:style style:name="gr60" style:family="graphic" style:parent-style-name="standard">
      <style:graphic-properties draw:stroke="none" draw:fill="solid" draw:fill-color="#0076d1" loext:decorative="false"/>
    </style:style>
    <style:style style:name="gr61" style:family="graphic" style:parent-style-name="standard">
      <style:graphic-properties draw:stroke="none" draw:fill="solid" draw:fill-color="#0077d2" loext:decorative="false"/>
    </style:style>
    <style:style style:name="gr62" style:family="graphic" style:parent-style-name="standard">
      <style:graphic-properties draw:stroke="none" draw:fill="solid" draw:fill-color="#0077d3" loext:decorative="false"/>
    </style:style>
    <style:style style:name="gr63" style:family="graphic" style:parent-style-name="standard">
      <style:graphic-properties draw:stroke="none" draw:fill="solid" draw:fill-color="#0078d3" loext:decorative="false"/>
    </style:style>
    <style:style style:name="gr64" style:family="graphic" style:parent-style-name="standard">
      <style:graphic-properties draw:stroke="none" draw:fill="solid" draw:fill-color="#0071c7" loext:decorative="false"/>
    </style:style>
    <style:style style:name="gr65" style:family="graphic" style:parent-style-name="standard">
      <style:graphic-properties draw:stroke="none" draw:fill="solid" draw:fill-color="#0070c5" loext:decorative="false"/>
    </style:style>
    <style:style style:name="gr66" style:family="graphic" style:parent-style-name="standard">
      <style:graphic-properties draw:stroke="none" draw:fill="solid" draw:fill-color="#006fc3" loext:decorative="false"/>
    </style:style>
    <style:style style:name="gr67" style:family="graphic" style:parent-style-name="standard">
      <style:graphic-properties draw:stroke="none" draw:fill="solid" draw:fill-color="#006ec1" loext:decorative="false"/>
    </style:style>
    <style:style style:name="gr68" style:family="graphic" style:parent-style-name="standard">
      <style:graphic-properties draw:stroke="none" draw:fill="solid" draw:fill-color="#e8e8e8" loext:decorative="false"/>
    </style:style>
    <style:style style:name="gr69" style:family="graphic" style:parent-style-name="standard">
      <style:graphic-properties draw:stroke="none" draw:fill="solid" draw:fill-color="#50e6ff" loext:decorative="false"/>
    </style:style>
    <style:style style:name="gr70" style:family="graphic" style:parent-style-name="standard">
      <style:graphic-properties draw:stroke="none" draw:fill="solid" draw:fill-color="#198ab3" loext:decorative="false"/>
    </style:style>
    <style:style style:name="gr71" style:family="graphic" style:parent-style-name="standard">
      <style:graphic-properties draw:stroke="none" draw:fill="solid" draw:fill-color="#f2f2f2" loext:decorative="false"/>
    </style:style>
    <style:style style:name="gr72" style:family="graphic" style:parent-style-name="standard">
      <style:graphic-properties draw:stroke="none" draw:fill="solid" draw:fill-color="#c925d1" loext:decorative="false"/>
    </style:style>
    <style:style style:name="gr73" style:family="graphic" style:parent-style-name="standard">
      <style:graphic-properties draw:stroke="none" draw:fill="solid" draw:fill-color="#ed7100" loext:decorative="false"/>
    </style:style>
    <style:style style:name="gr74" style:family="graphic" style:parent-style-name="standard">
      <style:graphic-properties draw:stroke="none" draw:fill="solid" draw:fill-color="#00bef2" loext:decorative="false"/>
    </style:style>
    <style:style style:name="gr75" style:family="graphic" style:parent-style-name="standard">
      <style:graphic-properties draw:stroke="none" draw:fill="solid" draw:fill-color="#f58534" loext:decorative="false"/>
    </style:style>
    <style:style style:name="gr76" style:family="graphic" style:parent-style-name="standard">
      <style:graphic-properties draw:stroke="none" draw:fill="solid" draw:fill-color="#000000" draw:opacity="30%" loext:decorative="false"/>
    </style:style>
    <style:style style:name="gr77" style:family="graphic" style:parent-style-name="standard">
      <style:graphic-properties draw:stroke="none" draw:fill="solid" draw:fill-color="#000000" draw:opacity="50%" loext:decorative="false"/>
    </style:style>
    <style:style style:name="gr78" style:family="graphic" style:parent-style-name="standard">
      <style:graphic-properties draw:stroke="none" draw:fill="solid" draw:fill-color="#ffffff" draw:opacity="30%" loext:decorative="false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3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018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51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1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solid" draw:fill-color="#032d60" loext:decorative="false"/>
    </style:style>
    <style:style style:name="gr85" style:family="graphic" style:parent-style-name="standard">
      <style:graphic-properties draw:stroke="none" draw:fill="solid" draw:fill-color="#0d9dda" loext:decorative="false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49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40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 loext:decorative="false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81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544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9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442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425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34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66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98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6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1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4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544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73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solid" svg:stroke-width="0.1cm" svg:stroke-color="#000000" draw:stroke-linejoin="miter" svg:stroke-linecap="butt" draw:fill="none" fo:padding-top="0.05cm" fo:padding-bottom="0.05cm" fo:padding-left="0.05cm" fo:padding-right="0.05cm" loext:decorative="false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2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493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67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0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232f3d"/>
    </style:style>
    <style:style style:name="P5" style:family="paragraph">
      <loext:graphic-properties draw:fill="solid" draw:fill-color="#8c4fff"/>
    </style:style>
    <style:style style:name="P6" style:family="paragraph">
      <loext:graphic-properties draw:fill="solid" draw:fill-color="#ff3b2f"/>
    </style:style>
    <style:style style:name="P7" style:family="paragraph">
      <loext:graphic-properties draw:fill="solid" draw:fill-color="#7aa116"/>
    </style:style>
    <style:style style:name="P8" style:family="paragraph">
      <loext:graphic-properties draw:fill="solid" draw:fill-color="#005ba1"/>
    </style:style>
    <style:style style:name="P9" style:family="paragraph">
      <loext:graphic-properties draw:fill="solid" draw:fill-color="#005ba2"/>
    </style:style>
    <style:style style:name="P10" style:family="paragraph">
      <loext:graphic-properties draw:fill="solid" draw:fill-color="#005ca2"/>
    </style:style>
    <style:style style:name="P11" style:family="paragraph">
      <loext:graphic-properties draw:fill="solid" draw:fill-color="#005ca3"/>
    </style:style>
    <style:style style:name="P12" style:family="paragraph">
      <loext:graphic-properties draw:fill="solid" draw:fill-color="#005da4"/>
    </style:style>
    <style:style style:name="P13" style:family="paragraph">
      <loext:graphic-properties draw:fill="solid" draw:fill-color="#005ea5"/>
    </style:style>
    <style:style style:name="P14" style:family="paragraph">
      <loext:graphic-properties draw:fill="solid" draw:fill-color="#005ea6"/>
    </style:style>
    <style:style style:name="P15" style:family="paragraph">
      <loext:graphic-properties draw:fill="solid" draw:fill-color="#005fa7"/>
    </style:style>
    <style:style style:name="P16" style:family="paragraph">
      <loext:graphic-properties draw:fill="solid" draw:fill-color="#005fa8"/>
    </style:style>
    <style:style style:name="P17" style:family="paragraph">
      <loext:graphic-properties draw:fill="solid" draw:fill-color="#0060a9"/>
    </style:style>
    <style:style style:name="P18" style:family="paragraph">
      <loext:graphic-properties draw:fill="solid" draw:fill-color="#0060aa"/>
    </style:style>
    <style:style style:name="P19" style:family="paragraph">
      <loext:graphic-properties draw:fill="solid" draw:fill-color="#0061ab"/>
    </style:style>
    <style:style style:name="P20" style:family="paragraph">
      <loext:graphic-properties draw:fill="solid" draw:fill-color="#0062ac"/>
    </style:style>
    <style:style style:name="P21" style:family="paragraph">
      <loext:graphic-properties draw:fill="solid" draw:fill-color="#0062ad"/>
    </style:style>
    <style:style style:name="P22" style:family="paragraph">
      <loext:graphic-properties draw:fill="solid" draw:fill-color="#0063ae"/>
    </style:style>
    <style:style style:name="P23" style:family="paragraph">
      <loext:graphic-properties draw:fill="solid" draw:fill-color="#0063af"/>
    </style:style>
    <style:style style:name="P24" style:family="paragraph">
      <loext:graphic-properties draw:fill="solid" draw:fill-color="#0064b0"/>
    </style:style>
    <style:style style:name="P25" style:family="paragraph">
      <loext:graphic-properties draw:fill="solid" draw:fill-color="#0064b1"/>
    </style:style>
    <style:style style:name="P26" style:family="paragraph">
      <loext:graphic-properties draw:fill="solid" draw:fill-color="#0065b2"/>
    </style:style>
    <style:style style:name="P27" style:family="paragraph">
      <loext:graphic-properties draw:fill="solid" draw:fill-color="#0065b3"/>
    </style:style>
    <style:style style:name="P28" style:family="paragraph">
      <loext:graphic-properties draw:fill="solid" draw:fill-color="#0066b4"/>
    </style:style>
    <style:style style:name="P29" style:family="paragraph">
      <loext:graphic-properties draw:fill="solid" draw:fill-color="#0067b5"/>
    </style:style>
    <style:style style:name="P30" style:family="paragraph">
      <loext:graphic-properties draw:fill="solid" draw:fill-color="#0067b6"/>
    </style:style>
    <style:style style:name="P31" style:family="paragraph">
      <loext:graphic-properties draw:fill="solid" draw:fill-color="#0068b7"/>
    </style:style>
    <style:style style:name="P32" style:family="paragraph">
      <loext:graphic-properties draw:fill="solid" draw:fill-color="#0068b8"/>
    </style:style>
    <style:style style:name="P33" style:family="paragraph">
      <loext:graphic-properties draw:fill="solid" draw:fill-color="#0069b9"/>
    </style:style>
    <style:style style:name="P34" style:family="paragraph">
      <loext:graphic-properties draw:fill="solid" draw:fill-color="#0069ba"/>
    </style:style>
    <style:style style:name="P35" style:family="paragraph">
      <loext:graphic-properties draw:fill="solid" draw:fill-color="#006abb"/>
    </style:style>
    <style:style style:name="P36" style:family="paragraph">
      <loext:graphic-properties draw:fill="solid" draw:fill-color="#006abc"/>
    </style:style>
    <style:style style:name="P37" style:family="paragraph">
      <loext:graphic-properties draw:fill="solid" draw:fill-color="#006bbd"/>
    </style:style>
    <style:style style:name="P38" style:family="paragraph">
      <loext:graphic-properties draw:fill="solid" draw:fill-color="#006bbe"/>
    </style:style>
    <style:style style:name="P39" style:family="paragraph">
      <loext:graphic-properties draw:fill="solid" draw:fill-color="#006cbe"/>
    </style:style>
    <style:style style:name="P40" style:family="paragraph">
      <loext:graphic-properties draw:fill="solid" draw:fill-color="#006cbf"/>
    </style:style>
    <style:style style:name="P41" style:family="paragraph">
      <loext:graphic-properties draw:fill="solid" draw:fill-color="#006dc0"/>
    </style:style>
    <style:style style:name="P42" style:family="paragraph">
      <loext:graphic-properties draw:fill="solid" draw:fill-color="#006dc1"/>
    </style:style>
    <style:style style:name="P43" style:family="paragraph">
      <loext:graphic-properties draw:fill="solid" draw:fill-color="#006ec2"/>
    </style:style>
    <style:style style:name="P44" style:family="paragraph">
      <loext:graphic-properties draw:fill="solid" draw:fill-color="#006ec3"/>
    </style:style>
    <style:style style:name="P45" style:family="paragraph">
      <loext:graphic-properties draw:fill="solid" draw:fill-color="#006fc4"/>
    </style:style>
    <style:style style:name="P46" style:family="paragraph">
      <loext:graphic-properties draw:fill="solid" draw:fill-color="#006fc5"/>
    </style:style>
    <style:style style:name="P47" style:family="paragraph">
      <loext:graphic-properties draw:fill="solid" draw:fill-color="#0070c6"/>
    </style:style>
    <style:style style:name="P48" style:family="paragraph">
      <loext:graphic-properties draw:fill="solid" draw:fill-color="#0070c7"/>
    </style:style>
    <style:style style:name="P49" style:family="paragraph">
      <loext:graphic-properties draw:fill="solid" draw:fill-color="#0071c8"/>
    </style:style>
    <style:style style:name="P50" style:family="paragraph">
      <loext:graphic-properties draw:fill="solid" draw:fill-color="#0072c9"/>
    </style:style>
    <style:style style:name="P51" style:family="paragraph">
      <loext:graphic-properties draw:fill="solid" draw:fill-color="#0072ca"/>
    </style:style>
    <style:style style:name="P52" style:family="paragraph">
      <loext:graphic-properties draw:fill="solid" draw:fill-color="#0073cb"/>
    </style:style>
    <style:style style:name="P53" style:family="paragraph">
      <loext:graphic-properties draw:fill="solid" draw:fill-color="#0073cc"/>
    </style:style>
    <style:style style:name="P54" style:family="paragraph">
      <loext:graphic-properties draw:fill="solid" draw:fill-color="#0074cc"/>
    </style:style>
    <style:style style:name="P55" style:family="paragraph">
      <loext:graphic-properties draw:fill="solid" draw:fill-color="#0074cd"/>
    </style:style>
    <style:style style:name="P56" style:family="paragraph">
      <loext:graphic-properties draw:fill="solid" draw:fill-color="#0074ce"/>
    </style:style>
    <style:style style:name="P57" style:family="paragraph">
      <loext:graphic-properties draw:fill="solid" draw:fill-color="#0075ce"/>
    </style:style>
    <style:style style:name="P58" style:family="paragraph">
      <loext:graphic-properties draw:fill="solid" draw:fill-color="#0075cf"/>
    </style:style>
    <style:style style:name="P59" style:family="paragraph">
      <loext:graphic-properties draw:fill="solid" draw:fill-color="#0076d0"/>
    </style:style>
    <style:style style:name="P60" style:family="paragraph">
      <loext:graphic-properties draw:fill="solid" draw:fill-color="#0076d1"/>
    </style:style>
    <style:style style:name="P61" style:family="paragraph">
      <loext:graphic-properties draw:fill="solid" draw:fill-color="#0077d2"/>
    </style:style>
    <style:style style:name="P62" style:family="paragraph">
      <loext:graphic-properties draw:fill="solid" draw:fill-color="#0077d3"/>
    </style:style>
    <style:style style:name="P63" style:family="paragraph">
      <loext:graphic-properties draw:fill="solid" draw:fill-color="#0078d3"/>
    </style:style>
    <style:style style:name="P64" style:family="paragraph">
      <loext:graphic-properties draw:fill="solid" draw:fill-color="#0071c7"/>
    </style:style>
    <style:style style:name="P65" style:family="paragraph">
      <loext:graphic-properties draw:fill="solid" draw:fill-color="#0070c5"/>
    </style:style>
    <style:style style:name="P66" style:family="paragraph">
      <loext:graphic-properties draw:fill="solid" draw:fill-color="#006fc3"/>
    </style:style>
    <style:style style:name="P67" style:family="paragraph">
      <loext:graphic-properties draw:fill="solid" draw:fill-color="#006ec1"/>
    </style:style>
    <style:style style:name="P68" style:family="paragraph">
      <loext:graphic-properties draw:fill="solid" draw:fill-color="#e8e8e8"/>
    </style:style>
    <style:style style:name="P69" style:family="paragraph">
      <loext:graphic-properties draw:fill="solid" draw:fill-color="#50e6ff"/>
    </style:style>
    <style:style style:name="P70" style:family="paragraph">
      <loext:graphic-properties draw:fill="solid" draw:fill-color="#198ab3"/>
    </style:style>
    <style:style style:name="P71" style:family="paragraph">
      <loext:graphic-properties draw:fill="solid" draw:fill-color="#f2f2f2"/>
    </style:style>
    <style:style style:name="P72" style:family="paragraph">
      <loext:graphic-properties draw:fill="solid" draw:fill-color="#c925d1"/>
    </style:style>
    <style:style style:name="P73" style:family="paragraph">
      <loext:graphic-properties draw:fill="solid" draw:fill-color="#ed7100"/>
    </style:style>
    <style:style style:name="P74" style:family="paragraph">
      <loext:graphic-properties draw:fill="solid" draw:fill-color="#00bef2"/>
    </style:style>
    <style:style style:name="P75" style:family="paragraph">
      <loext:graphic-properties draw:fill="solid" draw:fill-color="#f58534"/>
    </style:style>
    <style:style style:name="P76" style:family="paragraph">
      <loext:graphic-properties draw:fill="solid" draw:fill-color="#000000" draw:opacity="30%"/>
    </style:style>
    <style:style style:name="P77" style:family="paragraph">
      <loext:graphic-properties draw:fill="solid" draw:fill-color="#000000" draw:opacity="50%"/>
    </style:style>
    <style:style style:name="P78" style:family="paragraph">
      <loext:graphic-properties draw:fill="solid" draw:fill-color="#ffffff" draw:opacity="30%"/>
    </style:style>
    <style:style style:name="P79" style:family="paragraph">
      <style:paragraph-properties fo:text-align="start" style:writing-mode="lr-tb"/>
    </style:style>
    <style:style style:name="P80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81" style:family="paragraph">
      <loext:graphic-properties draw:fill="solid" draw:fill-color="#032d60"/>
    </style:style>
    <style:style style:name="P82" style:family="paragraph">
      <loext:graphic-properties draw:fill="solid" draw:fill-color="#0d9dda"/>
    </style:style>
    <style:style style:name="T1" style:family="text">
      <style:text-properties fo:color="#000000" loext:opacity="100%" style:font-name="Arial" fo:font-size="8.60000038146973pt" fo:font-weight="normal" style:font-name-asian="Arial" style:font-size-asian="8.60000038146973pt" style:font-weight-asian="normal" style:font-name-complex="Arial" style:font-size-complex="8.6000003814697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0.929cm" svg:height="21.881cm" svg:x="0cm" svg:y="0cm" svg:viewBox="0 0 30930 21882" draw:points="0,0 30930,0 30930,21882 0,21882">
          <text:p/>
        </draw:polygon>
        <draw:line draw:style-name="gr2" draw:text-style-name="P2" draw:layer="layout" svg:x1="5.195cm" svg:y1="3.242cm" svg:x2="9.655cm" svg:y2="3.242cm">
          <text:p/>
        </draw:line>
        <draw:polygon draw:style-name="gr3" draw:text-style-name="P3" draw:layer="layout" svg:width="0.177cm" svg:height="0.177cm" svg:x="5.062cm" svg:y="3.153cm" svg:viewBox="0 0 178 178" draw:points="0,89 178,0 134,89 178,178">
          <text:p/>
        </draw:polygon>
        <draw:polygon draw:style-name="gr3" draw:text-style-name="P3" draw:layer="layout" svg:width="0.176cm" svg:height="0.177cm" svg:x="9.611cm" svg:y="3.153cm" svg:viewBox="0 0 177 178" draw:points="177,89 0,178 44,89 0,0">
          <text:p/>
        </draw:polygon>
        <draw:path draw:style-name="gr4" draw:text-style-name="P4" draw:layer="layout" svg:width="1.969cm" svg:height="1.969cm" svg:x="2.772cm" svg:y="2.282cm" svg:viewBox="0 0 1970 1970" svg:d="M1193 326c0-130 108-236 241-236s240 106 240 236c0 131-107 237-240 237s-241-106-241-237zM1709 642c-29-18-60-33-91-45 88-59 146-158 146-271 0-179-148-326-330-326s-331 147-331 326c0 113 58 212 146 271-57 21-111 53-159 94l59 69c79-69 180-108 284-108 81 0 160 24 228 67 123 76 204 210 217 356h-445v90h492c25 0 45-20 45-45 0-194-100-377-261-478zM298 326c0-130 108-236 241-236 132 0 240 106 240 236 0 131-108 237-240 237-133 0-241-106-241-237zM538 1075h-447c22-236 214-423 447-423 80 0 160 24 228 67 20 12 38 25 56 41l58-68c-21-18-43-36-66-50-29-18-60-33-91-45 88-59 146-158 146-271 0-179-148-326-330-326-183 0-331 147-331 326 0 113 58 212 147 271-208 79-355 283-355 523 0 25 20 45 44 45h494zM540 1881c21-236 213-422 445-422 81 0 160 23 229 65 123 77 203 210 217 357zM745 1133c0-131 108-237 241-237s241 106 241 237c0 130-108 237-241 237s-241-107-241-237zM1261 1448c-29-18-59-32-91-45 88-58 146-157 146-270 0-180-148-326-330-326s-330 146-330 326c0 112 58 212 146 270-206 78-354 283-354 523 0 25 20 44 45 44h985c24 0 44-19 44-44 0-195-100-378-261-478z">
          <text:p/>
        </draw:path>
        <draw:path draw:style-name="gr4" draw:text-style-name="P4" draw:layer="layout" svg:width="1.009cm" svg:height="1.01cm" svg:x="10.277cm" svg:y="7.48cm" svg:viewBox="0 0 1010 1011" svg:d="M505 685c-98 0-179-80-179-179s81-179 179-179c99 0 180 80 180 179s-81 179-180 179zM505 281c-124 0-225 101-225 225s101 225 225 225c125 0 225-101 225-225s-100-225-225-225zM964 592h-80c-11 0-20 7-23 17-8 32-22 55-37 82-6 9-4 20 3 28l57 56-110 110-57-57c-7-7-19-9-28-4l-5 3c-27 16-46 27-76 35-10 3-17 12-17 22v81h-171v-81c0-10-7-19-18-22-31-8-54-21-82-38-10-5-22-3-29 4l-57 57-109-110 57-57c7-8 8-19 3-28l-2-4c-16-27-27-47-35-77-3-10-12-17-22-17h-81v-172h81c11 0 20-7 22-17 9-32 22-56 38-83 5-9 4-21-3-28l-57-57 109-110 58 57c7 8 18 9 28 4l4-3c28-15 48-27 77-35 11-2 18-12 18-22v-80h171v82c0 10 7 19 17 22 30 8 49 19 76 35l4 2c9 6 20 4 28-3l56-57 108 109-57 58c-7 7-8 18-3 27 16 28 29 50 37 82 3 10 12 17 22 17h85zM968 374h-72c-7-23-17-41-28-61l46-46c17-17 17-44 0-61l-112-113c-16-18-45-18-61 0l-45 46c-19-11-37-21-59-28v-68c0-24-19-43-43-43h-177c-24 0-43 19-43 43v66c-23 8-41 17-61 28l-47-46c-17-18-44-18-61 0l-114 113c-8 8-13 19-13 31 0 11 5 22 13 30l47 47c-11 19-21 39-29 62h-67c-23 0-42 20-42 43v178c0 23 19 43 42 43h67c7 22 17 41 28 60l-47 47c-17 16-17 44 0 60l114 114c8 9 18 13 30 13 11 0 22-4 31-13l46-46c21 11 40 21 63 28v67c0 24 19 43 43 43h177c24 0 43-19 43-43v-67c23-7 41-17 60-28l47 47c17 16 44 16 61 0l114-114c8-8 12-19 12-31 0-11-4-22-12-30l-47-46c11-19 21-38 29-61h67c23 0 42-20 42-43v-178c0-23-19-43-42-43z">
          <text:p/>
        </draw:path>
        <draw:path draw:style-name="gr5" draw:text-style-name="P5" draw:layer="layout" svg:width="1.458cm" svg:height="1.458cm" svg:x="10.082cm" svg:y="11.933cm" svg:viewBox="0 0 1459 1459" svg:d="M793 762h64v-64h-64zM698 762h63v-64h-63zM603 762h63v-64h-63zM1172 962l-219 192v-845l219 193zM961 230c-7-3-37-12-57-1l-17 10v986l17 9c8 4 16 6 25 6 14 0 27-4 32-6l4-2 248-218c15-9 25-25 25-42v-479c0-17-10-34-25-44l-248-217zM507 1154l-219-192v-460l219-193zM499 230l-5 2-247 217c-16 10-25 27-25 44v479c0 17 9 33 25 42l247 218 5 2c5 2 18 6 32 6 8 0 17-2 25-6l17-9v-986l-17-10c-21-11-50-2-57 1zM1393 1005l-388 388h-550l-388-388v-550l388-389h550l388 389zM1032 0h-605l-427 427v605l427 427h605l427-427v-605z">
          <text:p/>
        </draw:path>
        <draw:path draw:style-name="gr6" draw:text-style-name="P6" draw:layer="layout" svg:width="1.373cm" svg:height="1.373cm" svg:x="10.125cm" svg:y="5.312cm" svg:viewBox="0 0 1374 1374" svg:d="M0 275c0-152 123-275 276-275h823c152 0 275 123 275 275v824c0 152-123 275-275 275h-823c-153 0-276-123-276-275z">
          <text:p/>
        </draw:path>
        <draw:path draw:style-name="gr1" draw:text-style-name="P1" draw:layer="layout" svg:width="0.762cm" svg:height="0.762cm" svg:x="10.407cm" svg:y="5.641cm" svg:viewBox="0 0 763 763" svg:d="M707 310h56v302c0 40-16 79-45 107-28 28-67 44-107 44h-460c-41 0-79-16-107-44-29-28-44-67-44-107v-460c0-40 15-78 44-107 28-29 66-45 107-45h309v55h-309c-26 0-50 10-68 29-19 19-29 43-29 68v460c0 26 10 50 29 68 18 18 42 29 68 29h460c26 0 50-11 68-29s28-42 28-68z">
          <text:p/>
        </draw:path>
        <draw:path draw:style-name="gr1" draw:text-style-name="P1" draw:layer="layout" svg:width="0.357cm" svg:height="0.357cm" svg:x="10.928cm" svg:y="5.525cm" svg:viewBox="0 0 358 358" svg:d="M358 178c0 12-1 24-3 35-3 12-6 23-10 34-5 10-10 21-17 30-6 10-14 19-22 27-8 9-17 16-28 23-10 6-20 12-31 16-11 5-22 9-34 11-11 3-23 4-34 4-12 0-24-1-35-4-12-2-23-6-34-11-10-4-21-10-30-16-10-7-19-14-28-23-8-8-15-17-22-27-6-9-12-20-16-30-5-11-8-22-10-34-3-11-4-23-4-35s1-23 4-35c2-11 5-22 10-33 4-11 10-21 16-31 7-10 14-19 22-27 9-8 18-16 28-22 9-7 20-12 30-17 11-4 22-8 34-10 11-2 23-3 35-3 11 0 23 1 34 3 12 2 23 6 34 10 11 5 21 10 31 17 11 6 20 14 28 22s16 17 22 27c7 10 12 20 17 31 4 11 7 22 10 33 2 12 3 23 3 35z">
          <text:p/>
        </draw:path>
        <draw:polygon draw:style-name="gr7" draw:text-style-name="P7" draw:layer="layout" svg:width="1.969cm" svg:height="1.97cm" svg:x="15.875cm" svg:y="1.272cm" svg:viewBox="0 0 1970 1971" draw:points="0,0 1970,0 1970,1971 0,1971">
          <text:p/>
        </draw:polygon>
        <draw:path draw:style-name="gr1" draw:text-style-name="P1" draw:layer="layout" svg:width="1.503cm" svg:height="1.576cm" svg:x="16.107cm" svg:y="1.469cm" svg:viewBox="0 0 1504 1577" svg:d="M1431 1286l60 60-50 50-78-78h-113l58 101 103 29-19 69-81-23-22 83-69-19 27-101-57-100-57 98 26 104-69 17-20-81-83 22-18-69 101-27 60-103h-111l-81 79-49-51 60-59-61-60 51-51 71 71h115l-54-94-103-29 20-68 80 23 22-83 69 18-27 102 58 99 56-97-26-104 69-18 21 82 82-22 19 68-102 28-55 95h114l73-71 50 51zM707 71c371 0 632 115 637 179l-1 7c0 3-2 6-4 9 0 1-1 2-2 3-2 3-4 6-7 9-2 1-3 2-4 4-3 2-7 6-11 8-2 2-3 3-5 5-5 2-10 5-14 8-3 1-5 3-8 4-5 3-11 6-17 9-3 1-6 3-9 4-6 3-14 6-22 9-2 1-5 2-8 4-9 3-18 6-28 9-2 1-5 2-7 3-11 3-24 7-36 10-2 0-3 1-4 1-111 30-265 52-450 52-299 0-520-58-602-114 0 0-1 0-1-1-6-4-11-8-15-12-1 0-1-1-2-2-3-3-7-7-9-10-1-1-1-2-2-3-1-3-3-6-4-9l-1-7c5-64 266-179 636-179zM1430 869c-10 2-36 3-96-11l8-58c62 37 82 60 88 69zM716 641h36zM707 1496c-301 0-484-77-484-111 0-2 0-3 0-5l-136-1014c8 5 17 9 26 14 5 2 11 5 16 7 6 3 12 5 18 8 6 2 13 5 19 7s12 4 18 6c14 5 30 10 46 15 3 1 7 2 10 2 9 3 18 5 27 7 5 1 10 3 16 4 9 2 19 4 29 6 4 1 9 2 13 3 34 7 70 12 107 17 5 1 9 1 13 2 12 1 24 3 36 4 3 0 5 1 8 1 40 4 81 7 122 8 4 0 8 1 12 1 13 0 26 1 38 1 2 0 4 0 5 0 14 0 28 1 41 1s26-1 39-1c3 0 5 0 8 0 12 0 24-1 36-1 6 0 11-1 16-1 11 0 24-1 35-2h10c23-2 45-3 68-6 5 0 11-1 16-1 11-1 21-2 31-4 7-1 14-2 20-2 10-2 20-3 30-4 7-1 14-3 21-4 16-2 31-5 46-8 7-1 15-3 22-4 8-2 16-4 24-5 8-2 15-4 23-6 7-2 14-3 21-5 14-4 27-7 39-11 5-2 10-4 16-5 8-3 16-6 23-9 6-2 11-4 16-6 8-3 15-6 22-9 4-2 8-4 12-6 10-4 19-9 28-14l-64 472c-163-51-380-149-478-195 0-1 0-2 0-2 0-39-32-71-71-71s-71 32-71 71 32 71 71 71c12 0 23-3 33-8 112 52 337 155 507 207l-4 23 71 9 2-13c36 9 66 13 90 13 35 0 59-9 74-27 13-15 18-35 14-54-8-41-55-84-151-138l61-452c0 0 0-1 1-2l1-14c1-1 1-3 1-4 0-149-374-252-709-252-334 0-707 103-707 252 0 1 0 3 0 4l2 14v1l150 1117c5 131 342 179 555 179 73 0 145-4 216-13l-9-71c-68 9-137 13-207 13z">
          <text:p/>
        </draw:path>
        <draw:polygon draw:style-name="gr8" draw:text-style-name="P8" draw:layer="layout" svg:width="0.152cm" svg:height="1.388cm" svg:x="16.241cm" svg:y="5.27cm" svg:viewBox="0 0 153 1389" draw:points="0,0 0,1389 153,1389 153,0">
          <text:p/>
        </draw:polygon>
        <draw:polygon draw:style-name="gr8" draw:text-style-name="P8" draw:layer="layout" svg:width="0.076cm" svg:height="1.388cm" svg:x="16.393cm" svg:y="5.27cm" svg:viewBox="0 0 77 1389" draw:points="0,0 0,1389 77,1389 76,0">
          <text:p/>
        </draw:polygon>
        <draw:polygon draw:style-name="gr8" draw:text-style-name="P8" draw:layer="layout" svg:width="0.019cm" svg:height="1.388cm" svg:x="16.468cm" svg:y="5.27cm" svg:viewBox="0 0 20 1389" draw:points="0,0 1,1389 20,1389 20,0">
          <text:p/>
        </draw:polygon>
        <draw:polygon draw:style-name="gr9" draw:text-style-name="P9" draw:layer="layout" svg:width="0.01cm" svg:height="1.388cm" svg:x="16.487cm" svg:y="5.27cm" svg:viewBox="0 0 11 1389" draw:points="0,0 0,1389 11,1389 11,0">
          <text:p/>
        </draw:polygon>
        <draw:polygon draw:style-name="gr10" draw:text-style-name="P10" draw:layer="layout" svg:width="0.009cm" svg:height="1.388cm" svg:x="16.497cm" svg:y="5.27cm" svg:viewBox="0 0 10 1389" draw:points="0,0 0,1389 10,1389 10,0">
          <text:p/>
        </draw:polygon>
        <draw:polygon draw:style-name="gr11" draw:text-style-name="P11" draw:layer="layout" svg:width="0.01cm" svg:height="1.388cm" svg:x="16.506cm" svg:y="5.27cm" svg:viewBox="0 0 11 1389" draw:points="0,0 0,1389 11,1389 11,0">
          <text:p/>
        </draw:polygon>
        <draw:polygon draw:style-name="gr12" draw:text-style-name="P12" draw:layer="layout" svg:width="0.009cm" svg:height="1.388cm" svg:x="16.516cm" svg:y="5.27cm" svg:viewBox="0 0 10 1389" draw:points="0,0 0,1389 10,1389 10,0">
          <text:p/>
        </draw:polygon>
        <draw:polygon draw:style-name="gr13" draw:text-style-name="P13" draw:layer="layout" svg:width="0.01cm" svg:height="1.388cm" svg:x="16.525cm" svg:y="5.27cm" svg:viewBox="0 0 11 1389" draw:points="0,0 0,1389 11,1389 11,0">
          <text:p/>
        </draw:polygon>
        <draw:polygon draw:style-name="gr14" draw:text-style-name="P14" draw:layer="layout" svg:width="0.009cm" svg:height="1.388cm" svg:x="16.535cm" svg:y="5.27cm" svg:viewBox="0 0 10 1389" draw:points="0,0 0,1389 10,1389 10,0">
          <text:p/>
        </draw:polygon>
        <draw:polygon draw:style-name="gr15" draw:text-style-name="P15" draw:layer="layout" svg:width="0.01cm" svg:height="1.388cm" svg:x="16.544cm" svg:y="5.27cm" svg:viewBox="0 0 11 1389" draw:points="0,0 0,1389 11,1389 11,0">
          <text:p/>
        </draw:polygon>
        <draw:polygon draw:style-name="gr16" draw:text-style-name="P16" draw:layer="layout" svg:width="0.009cm" svg:height="1.388cm" svg:x="16.554cm" svg:y="5.27cm" svg:viewBox="0 0 10 1389" draw:points="0,0 0,1389 10,1389 10,0">
          <text:p/>
        </draw:polygon>
        <draw:polygon draw:style-name="gr17" draw:text-style-name="P17" draw:layer="layout" svg:width="0.01cm" svg:height="1.388cm" svg:x="16.563cm" svg:y="5.27cm" svg:viewBox="0 0 11 1389" draw:points="0,0 0,1389 11,1389 10,0">
          <text:p/>
        </draw:polygon>
        <draw:polygon draw:style-name="gr18" draw:text-style-name="P18" draw:layer="layout" svg:width="0.01cm" svg:height="1.388cm" svg:x="16.572cm" svg:y="5.27cm" svg:viewBox="0 0 11 1389" draw:points="0,0 1,1389 11,1389 11,0">
          <text:p/>
        </draw:polygon>
        <draw:polygon draw:style-name="gr19" draw:text-style-name="P19" draw:layer="layout" svg:width="0.011cm" svg:height="1.388cm" svg:x="16.582cm" svg:y="5.27cm" svg:viewBox="0 0 12 1389" draw:points="0,0 0,1389 12,1389 10,0">
          <text:p/>
        </draw:polygon>
        <draw:polygon draw:style-name="gr19" draw:text-style-name="P19" draw:layer="layout" svg:width="0.011cm" svg:height="1.388cm" svg:x="16.591cm" svg:y="5.27cm" svg:viewBox="0 0 12 1389" draw:points="0,0 2,1389 12,1389 12,0">
          <text:p/>
        </draw:polygon>
        <draw:polygon draw:style-name="gr20" draw:text-style-name="P20" draw:layer="layout" svg:width="0.01cm" svg:height="1.388cm" svg:x="16.601cm" svg:y="5.27cm" svg:viewBox="0 0 11 1389" draw:points="0,0 0,1389 11,1389 10,0">
          <text:p/>
        </draw:polygon>
        <draw:polygon draw:style-name="gr21" draw:text-style-name="P21" draw:layer="layout" svg:width="0.01cm" svg:height="1.388cm" svg:x="16.61cm" svg:y="5.27cm" svg:viewBox="0 0 11 1389" draw:points="0,0 1,1389 11,1389 11,0">
          <text:p/>
        </draw:polygon>
        <draw:polygon draw:style-name="gr22" draw:text-style-name="P22" draw:layer="layout" svg:width="0.01cm" svg:height="1.388cm" svg:x="16.62cm" svg:y="5.27cm" svg:viewBox="0 0 11 1389" draw:points="0,0 0,1389 11,1389 10,0">
          <text:p/>
        </draw:polygon>
        <draw:polygon draw:style-name="gr23" draw:text-style-name="P23" draw:layer="layout" svg:width="0.01cm" svg:height="1.388cm" svg:x="16.629cm" svg:y="5.27cm" svg:viewBox="0 0 11 1389" draw:points="0,0 1,1389 11,1389 11,0">
          <text:p/>
        </draw:polygon>
        <draw:polygon draw:style-name="gr23" draw:text-style-name="P23" draw:layer="layout" svg:width="0.009cm" svg:height="1.388cm" svg:x="16.639cm" svg:y="5.27cm" svg:viewBox="0 0 10 1389" draw:points="0,0 0,1389 10,1389 10,0">
          <text:p/>
        </draw:polygon>
        <draw:polygon draw:style-name="gr24" draw:text-style-name="P24" draw:layer="layout" svg:width="0.01cm" svg:height="1.388cm" svg:x="16.648cm" svg:y="5.27cm" svg:viewBox="0 0 11 1389" draw:points="0,0 0,1389 11,1389 11,0">
          <text:p/>
        </draw:polygon>
        <draw:polygon draw:style-name="gr25" draw:text-style-name="P25" draw:layer="layout" svg:width="0.009cm" svg:height="1.388cm" svg:x="16.658cm" svg:y="5.27cm" svg:viewBox="0 0 10 1389" draw:points="0,0 0,1389 10,1389 10,0">
          <text:p/>
        </draw:polygon>
        <draw:polygon draw:style-name="gr26" draw:text-style-name="P26" draw:layer="layout" svg:width="0.01cm" svg:height="1.388cm" svg:x="16.667cm" svg:y="5.27cm" svg:viewBox="0 0 11 1389" draw:points="0,0 0,1389 11,1389 11,0">
          <text:p/>
        </draw:polygon>
        <draw:polygon draw:style-name="gr27" draw:text-style-name="P27" draw:layer="layout" svg:width="0.009cm" svg:height="1.388cm" svg:x="16.677cm" svg:y="5.27cm" svg:viewBox="0 0 10 1389" draw:points="0,0 0,1389 10,1389 10,0">
          <text:p/>
        </draw:polygon>
        <draw:polygon draw:style-name="gr28" draw:text-style-name="P28" draw:layer="layout" svg:width="0.01cm" svg:height="1.388cm" svg:x="16.686cm" svg:y="5.27cm" svg:viewBox="0 0 11 1389" draw:points="0,0 0,1389 11,1389 11,0">
          <text:p/>
        </draw:polygon>
        <draw:polygon draw:style-name="gr28" draw:text-style-name="P28" draw:layer="layout" svg:width="0.009cm" svg:height="1.388cm" svg:x="16.696cm" svg:y="5.27cm" svg:viewBox="0 0 10 1389" draw:points="0,0 0,1389 10,1389 10,0">
          <text:p/>
        </draw:polygon>
        <draw:polygon draw:style-name="gr29" draw:text-style-name="P29" draw:layer="layout" svg:width="0.01cm" svg:height="1.388cm" svg:x="16.705cm" svg:y="5.27cm" svg:viewBox="0 0 11 1389" draw:points="0,0 0,1389 11,1389 11,0">
          <text:p/>
        </draw:polygon>
        <draw:polygon draw:style-name="gr30" draw:text-style-name="P30" draw:layer="layout" svg:width="0.009cm" svg:height="1.388cm" svg:x="16.715cm" svg:y="5.27cm" svg:viewBox="0 0 10 1389" draw:points="0,0 0,1389 10,1389 10,0">
          <text:p/>
        </draw:polygon>
        <draw:polygon draw:style-name="gr31" draw:text-style-name="P31" draw:layer="layout" svg:width="0.01cm" svg:height="1.388cm" svg:x="16.724cm" svg:y="5.27cm" svg:viewBox="0 0 11 1389" draw:points="0,0 0,1389 11,1389 10,0">
          <text:p/>
        </draw:polygon>
        <draw:polygon draw:style-name="gr32" draw:text-style-name="P32" draw:layer="layout" svg:width="0.01cm" svg:height="1.388cm" svg:x="16.733cm" svg:y="5.27cm" svg:viewBox="0 0 11 1389" draw:points="0,0 1,1389 11,1389 11,0">
          <text:p/>
        </draw:polygon>
        <draw:polygon draw:style-name="gr33" draw:text-style-name="P33" draw:layer="layout" svg:width="0.01cm" svg:height="1.388cm" svg:x="16.743cm" svg:y="5.27cm" svg:viewBox="0 0 11 1389" draw:points="0,0 0,1389 11,1389 10,0">
          <text:p/>
        </draw:polygon>
        <draw:polygon draw:style-name="gr33" draw:text-style-name="P33" draw:layer="layout" svg:width="0.01cm" svg:height="1.388cm" svg:x="16.752cm" svg:y="5.27cm" svg:viewBox="0 0 11 1389" draw:points="0,0 1,1389 11,1389 11,0">
          <text:p/>
        </draw:polygon>
        <draw:polygon draw:style-name="gr34" draw:text-style-name="P34" draw:layer="layout" svg:width="0.011cm" svg:height="1.388cm" svg:x="16.762cm" svg:y="5.27cm" svg:viewBox="0 0 12 1389" draw:points="0,0 0,1389 12,1389 10,0">
          <text:p/>
        </draw:polygon>
        <draw:polygon draw:style-name="gr35" draw:text-style-name="P35" draw:layer="layout" svg:width="0.011cm" svg:height="1.388cm" svg:x="16.771cm" svg:y="5.27cm" svg:viewBox="0 0 12 1389" draw:points="0,0 2,1389 12,1389 12,0">
          <text:p/>
        </draw:polygon>
        <draw:polygon draw:style-name="gr36" draw:text-style-name="P36" draw:layer="layout" svg:width="0.01cm" svg:height="1.388cm" svg:x="16.781cm" svg:y="5.27cm" svg:viewBox="0 0 11 1389" draw:points="0,0 0,1389 11,1389 10,0">
          <text:p/>
        </draw:polygon>
        <draw:polygon draw:style-name="gr37" draw:text-style-name="P37" draw:layer="layout" svg:width="0.01cm" svg:height="1.388cm" svg:x="16.79cm" svg:y="5.27cm" svg:viewBox="0 0 11 1389" draw:points="0,0 1,1389 11,1389 11,0">
          <text:p/>
        </draw:polygon>
        <draw:polygon draw:style-name="gr38" draw:text-style-name="P38" draw:layer="layout" svg:width="0.009cm" svg:height="1.388cm" svg:x="16.8cm" svg:y="5.27cm" svg:viewBox="0 0 10 1389" draw:points="0,0 0,1389 10,1389 10,0">
          <text:p/>
        </draw:polygon>
        <draw:polygon draw:style-name="gr39" draw:text-style-name="P39" draw:layer="layout" svg:width="0.01cm" svg:height="1.388cm" svg:x="16.809cm" svg:y="5.27cm" svg:viewBox="0 0 11 1389" draw:points="0,0 0,1389 11,1389 11,0">
          <text:p/>
        </draw:polygon>
        <draw:polygon draw:style-name="gr40" draw:text-style-name="P40" draw:layer="layout" svg:width="0.009cm" svg:height="1.388cm" svg:x="16.819cm" svg:y="5.27cm" svg:viewBox="0 0 10 1389" draw:points="0,0 0,1389 10,1389 10,0">
          <text:p/>
        </draw:polygon>
        <draw:polygon draw:style-name="gr41" draw:text-style-name="P41" draw:layer="layout" svg:width="0.01cm" svg:height="1.388cm" svg:x="16.828cm" svg:y="5.27cm" svg:viewBox="0 0 11 1389" draw:points="0,0 0,1389 11,1389 11,0">
          <text:p/>
        </draw:polygon>
        <draw:polygon draw:style-name="gr42" draw:text-style-name="P42" draw:layer="layout" svg:width="0.009cm" svg:height="1.388cm" svg:x="16.838cm" svg:y="5.27cm" svg:viewBox="0 0 10 1389" draw:points="0,0 0,1389 10,1389 10,0">
          <text:p/>
        </draw:polygon>
        <draw:polygon draw:style-name="gr43" draw:text-style-name="P43" draw:layer="layout" svg:width="0.01cm" svg:height="1.388cm" svg:x="16.847cm" svg:y="5.27cm" svg:viewBox="0 0 11 1389" draw:points="0,0 0,1389 11,1389 11,0">
          <text:p/>
        </draw:polygon>
        <draw:polygon draw:style-name="gr44" draw:text-style-name="P44" draw:layer="layout" svg:width="0.009cm" svg:height="1.388cm" svg:x="16.857cm" svg:y="5.27cm" svg:viewBox="0 0 10 1389" draw:points="0,0 0,1389 10,1389 10,0">
          <text:p/>
        </draw:polygon>
        <draw:polygon draw:style-name="gr44" draw:text-style-name="P44" draw:layer="layout" svg:width="0.01cm" svg:height="1.388cm" svg:x="16.866cm" svg:y="5.27cm" svg:viewBox="0 0 11 1389" draw:points="0,0 0,1389 11,1389 10,0">
          <text:p/>
        </draw:polygon>
        <draw:polygon draw:style-name="gr45" draw:text-style-name="P45" draw:layer="layout" svg:width="0.01cm" svg:height="1.388cm" svg:x="16.875cm" svg:y="5.27cm" svg:viewBox="0 0 11 1389" draw:points="0,0 1,1389 11,1389 11,0">
          <text:p/>
        </draw:polygon>
        <draw:polygon draw:style-name="gr46" draw:text-style-name="P46" draw:layer="layout" svg:width="0.01cm" svg:height="1.388cm" svg:x="16.885cm" svg:y="5.27cm" svg:viewBox="0 0 11 1389" draw:points="0,0 0,1389 11,1389 10,0">
          <text:p/>
        </draw:polygon>
        <draw:polygon draw:style-name="gr47" draw:text-style-name="P47" draw:layer="layout" svg:width="0.01cm" svg:height="1.388cm" svg:x="16.894cm" svg:y="5.27cm" svg:viewBox="0 0 11 1389" draw:points="0,0 1,1389 11,1389 11,0">
          <text:p/>
        </draw:polygon>
        <draw:polygon draw:style-name="gr48" draw:text-style-name="P48" draw:layer="layout" svg:width="0.01cm" svg:height="1.388cm" svg:x="16.904cm" svg:y="5.27cm" svg:viewBox="0 0 11 1389" draw:points="0,0 0,1389 11,1389 10,0">
          <text:p/>
        </draw:polygon>
        <draw:polygon draw:style-name="gr49" draw:text-style-name="P49" draw:layer="layout" svg:width="0.01cm" svg:height="1.388cm" svg:x="16.913cm" svg:y="5.27cm" svg:viewBox="0 0 11 1389" draw:points="0,0 1,1389 11,1389 11,0">
          <text:p/>
        </draw:polygon>
        <draw:polygon draw:style-name="gr49" draw:text-style-name="P49" draw:layer="layout" svg:width="0.01cm" svg:height="1.388cm" svg:x="16.923cm" svg:y="5.27cm" svg:viewBox="0 0 11 1389" draw:points="0,0 0,1389 11,1389 10,0">
          <text:p/>
        </draw:polygon>
        <draw:polygon draw:style-name="gr50" draw:text-style-name="P50" draw:layer="layout" svg:width="0.01cm" svg:height="1.388cm" svg:x="16.932cm" svg:y="5.27cm" svg:viewBox="0 0 11 1389" draw:points="0,0 1,1389 11,1389 11,0">
          <text:p/>
        </draw:polygon>
        <draw:polygon draw:style-name="gr50" draw:text-style-name="P50" draw:layer="layout" svg:width="0.009cm" svg:height="1.388cm" svg:x="16.942cm" svg:y="5.27cm" svg:viewBox="0 0 10 1389" draw:points="0,0 0,1389 10,1389 10,0">
          <text:p/>
        </draw:polygon>
        <draw:polygon draw:style-name="gr51" draw:text-style-name="P51" draw:layer="layout" svg:width="0.011cm" svg:height="1.388cm" svg:x="16.951cm" svg:y="5.27cm" svg:viewBox="0 0 12 1389" draw:points="0,0 0,1389 12,1389 12,0">
          <text:p/>
        </draw:polygon>
        <draw:polygon draw:style-name="gr52" draw:text-style-name="P52" draw:layer="layout" svg:width="0.009cm" svg:height="1.388cm" svg:x="16.961cm" svg:y="5.27cm" svg:viewBox="0 0 10 1389" draw:points="0,0 0,1389 10,1389 10,0">
          <text:p/>
        </draw:polygon>
        <draw:polygon draw:style-name="gr52" draw:text-style-name="P52" draw:layer="layout" svg:width="0.01cm" svg:height="1.388cm" svg:x="16.97cm" svg:y="5.27cm" svg:viewBox="0 0 11 1389" draw:points="0,0 0,1389 11,1389 11,0">
          <text:p/>
        </draw:polygon>
        <draw:polygon draw:style-name="gr53" draw:text-style-name="P53" draw:layer="layout" svg:width="0.009cm" svg:height="1.388cm" svg:x="16.98cm" svg:y="5.27cm" svg:viewBox="0 0 10 1389" draw:points="0,0 0,1389 10,1389 10,0">
          <text:p/>
        </draw:polygon>
        <draw:polygon draw:style-name="gr54" draw:text-style-name="P54" draw:layer="layout" svg:width="0.01cm" svg:height="1.388cm" svg:x="16.989cm" svg:y="5.27cm" svg:viewBox="0 0 11 1389" draw:points="0,0 0,1389 11,1389 11,0">
          <text:p/>
        </draw:polygon>
        <draw:polygon draw:style-name="gr55" draw:text-style-name="P55" draw:layer="layout" svg:width="0.009cm" svg:height="1.388cm" svg:x="16.999cm" svg:y="5.27cm" svg:viewBox="0 0 10 1389" draw:points="0,0 0,1389 10,1389 10,0">
          <text:p/>
        </draw:polygon>
        <draw:polygon draw:style-name="gr56" draw:text-style-name="P56" draw:layer="layout" svg:width="0.01cm" svg:height="1.388cm" svg:x="17.008cm" svg:y="5.27cm" svg:viewBox="0 0 11 1389" draw:points="0,0 0,1389 11,1389 11,0">
          <text:p/>
        </draw:polygon>
        <draw:polygon draw:style-name="gr57" draw:text-style-name="P57" draw:layer="layout" svg:width="0.009cm" svg:height="1.388cm" svg:x="17.018cm" svg:y="5.27cm" svg:viewBox="0 0 10 1389" draw:points="0,0 0,1389 10,1389 10,0">
          <text:p/>
        </draw:polygon>
        <draw:polygon draw:style-name="gr58" draw:text-style-name="P58" draw:layer="layout" svg:width="0.01cm" svg:height="1.388cm" svg:x="17.027cm" svg:y="5.27cm" svg:viewBox="0 0 11 1389" draw:points="0,0 0,1389 11,1389 10,0">
          <text:p/>
        </draw:polygon>
        <draw:polygon draw:style-name="gr58" draw:text-style-name="P58" draw:layer="layout" svg:width="0.01cm" svg:height="1.388cm" svg:x="17.036cm" svg:y="5.27cm" svg:viewBox="0 0 11 1389" draw:points="0,0 1,1389 11,1389 11,0">
          <text:p/>
        </draw:polygon>
        <draw:polygon draw:style-name="gr59" draw:text-style-name="P59" draw:layer="layout" svg:width="0.01cm" svg:height="1.388cm" svg:x="17.046cm" svg:y="5.27cm" svg:viewBox="0 0 11 1389" draw:points="0,0 0,1389 11,1389 10,0">
          <text:p/>
        </draw:polygon>
        <draw:polygon draw:style-name="gr59" draw:text-style-name="P59" draw:layer="layout" svg:width="0.01cm" svg:height="1.388cm" svg:x="17.055cm" svg:y="5.27cm" svg:viewBox="0 0 11 1389" draw:points="0,0 1,1389 11,1389 11,0">
          <text:p/>
        </draw:polygon>
        <draw:polygon draw:style-name="gr60" draw:text-style-name="P60" draw:layer="layout" svg:width="0.01cm" svg:height="1.388cm" svg:x="17.065cm" svg:y="5.27cm" svg:viewBox="0 0 11 1389" draw:points="0,0 0,1389 11,1389 10,0">
          <text:p/>
        </draw:polygon>
        <draw:polygon draw:style-name="gr61" draw:text-style-name="P61" draw:layer="layout" svg:width="0.01cm" svg:height="1.388cm" svg:x="17.074cm" svg:y="5.27cm" svg:viewBox="0 0 11 1389" draw:points="0,0 1,1389 11,1389 11,0">
          <text:p/>
        </draw:polygon>
        <draw:polygon draw:style-name="gr61" draw:text-style-name="P61" draw:layer="layout" svg:width="0.01cm" svg:height="1.388cm" svg:x="17.084cm" svg:y="5.27cm" svg:viewBox="0 0 11 1389" draw:points="0,0 0,1389 11,1389 10,0">
          <text:p/>
        </draw:polygon>
        <draw:polygon draw:style-name="gr62" draw:text-style-name="P62" draw:layer="layout" svg:width="0.01cm" svg:height="1.388cm" svg:x="17.093cm" svg:y="5.27cm" svg:viewBox="0 0 11 1389" draw:points="0,0 1,1389 11,1389 11,0">
          <text:p/>
        </draw:polygon>
        <draw:polygon draw:style-name="gr63" draw:text-style-name="P63" draw:layer="layout" svg:width="0.009cm" svg:height="1.388cm" svg:x="17.103cm" svg:y="5.27cm" svg:viewBox="0 0 10 1389" draw:points="0,0 0,1389 10,1389 10,0">
          <text:p/>
        </draw:polygon>
        <draw:polygon draw:style-name="gr63" draw:text-style-name="P63" draw:layer="layout" svg:width="0.019cm" svg:height="1.388cm" svg:x="17.112cm" svg:y="5.27cm" svg:viewBox="0 0 20 1389" draw:points="0,0 0,1389 20,1389 20,0">
          <text:p/>
        </draw:polygon>
        <draw:polygon draw:style-name="gr62" draw:text-style-name="P62" draw:layer="layout" svg:width="0.019cm" svg:height="1.388cm" svg:x="17.131cm" svg:y="5.27cm" svg:viewBox="0 0 20 1389" draw:points="0,0 0,1389 20,1389 20,0">
          <text:p/>
        </draw:polygon>
        <draw:polygon draw:style-name="gr61" draw:text-style-name="P61" draw:layer="layout" svg:width="0.019cm" svg:height="1.388cm" svg:x="17.15cm" svg:y="5.27cm" svg:viewBox="0 0 20 1389" draw:points="0,0 0,1389 20,1389 20,0">
          <text:p/>
        </draw:polygon>
        <draw:polygon draw:style-name="gr60" draw:text-style-name="P60" draw:layer="layout" svg:width="0.019cm" svg:height="1.388cm" svg:x="17.169cm" svg:y="5.27cm" svg:viewBox="0 0 20 1389" draw:points="0,0 0,1389 20,1389 20,0">
          <text:p/>
        </draw:polygon>
        <draw:polygon draw:style-name="gr59" draw:text-style-name="P59" draw:layer="layout" svg:width="0.019cm" svg:height="1.388cm" svg:x="17.188cm" svg:y="5.27cm" svg:viewBox="0 0 20 1389" draw:points="0,0 0,1389 20,1389 20,0">
          <text:p/>
        </draw:polygon>
        <draw:polygon draw:style-name="gr58" draw:text-style-name="P58" draw:layer="layout" svg:width="0.019cm" svg:height="1.388cm" svg:x="17.207cm" svg:y="5.27cm" svg:viewBox="0 0 20 1389" draw:points="0,0 0,1389 20,1389 20,0">
          <text:p/>
        </draw:polygon>
        <draw:polygon draw:style-name="gr57" draw:text-style-name="P57" draw:layer="layout" svg:width="0.019cm" svg:height="1.388cm" svg:x="17.226cm" svg:y="5.27cm" svg:viewBox="0 0 20 1389" draw:points="0,0 0,1389 20,1389 20,0">
          <text:p/>
        </draw:polygon>
        <draw:polygon draw:style-name="gr55" draw:text-style-name="P55" draw:layer="layout" svg:width="0.019cm" svg:height="1.388cm" svg:x="17.245cm" svg:y="5.27cm" svg:viewBox="0 0 20 1389" draw:points="0,0 0,1389 20,1389 20,0">
          <text:p/>
        </draw:polygon>
        <draw:polygon draw:style-name="gr54" draw:text-style-name="P54" draw:layer="layout" svg:width="0.009cm" svg:height="1.388cm" svg:x="17.264cm" svg:y="5.27cm" svg:viewBox="0 0 10 1389" draw:points="0,0 0,1389 10,1389 10,0">
          <text:p/>
        </draw:polygon>
        <draw:polygon draw:style-name="gr53" draw:text-style-name="P53" draw:layer="layout" svg:width="0.01cm" svg:height="1.388cm" svg:x="17.273cm" svg:y="5.27cm" svg:viewBox="0 0 11 1389" draw:points="0,0 0,1389 11,1389 11,0">
          <text:p/>
        </draw:polygon>
        <draw:polygon draw:style-name="gr52" draw:text-style-name="P52" draw:layer="layout" svg:width="0.009cm" svg:height="1.388cm" svg:x="17.283cm" svg:y="5.27cm" svg:viewBox="0 0 10 1389" draw:points="0,0 0,1389 10,1389 10,0">
          <text:p/>
        </draw:polygon>
        <draw:polygon draw:style-name="gr51" draw:text-style-name="P51" draw:layer="layout" svg:width="0.01cm" svg:height="1.388cm" svg:x="17.292cm" svg:y="5.27cm" svg:viewBox="0 0 11 1389" draw:points="0,0 0,1389 11,1389 11,0">
          <text:p/>
        </draw:polygon>
        <draw:polygon draw:style-name="gr50" draw:text-style-name="P50" draw:layer="layout" svg:width="0.009cm" svg:height="1.388cm" svg:x="17.302cm" svg:y="5.27cm" svg:viewBox="0 0 10 1389" draw:points="0,0 0,1389 10,1389 10,0">
          <text:p/>
        </draw:polygon>
        <draw:polygon draw:style-name="gr50" draw:text-style-name="P50" draw:layer="layout" svg:width="0.011cm" svg:height="1.388cm" svg:x="17.311cm" svg:y="5.27cm" svg:viewBox="0 0 12 1389" draw:points="0,0 0,1389 12,1389 12,0">
          <text:p/>
        </draw:polygon>
        <draw:polygon draw:style-name="gr49" draw:text-style-name="P49" draw:layer="layout" svg:width="0.009cm" svg:height="1.388cm" svg:x="17.321cm" svg:y="5.27cm" svg:viewBox="0 0 10 1389" draw:points="0,0 0,1389 10,1389 10,0">
          <text:p/>
        </draw:polygon>
        <draw:polygon draw:style-name="gr64" draw:text-style-name="P64" draw:layer="layout" svg:width="0.01cm" svg:height="1.388cm" svg:x="17.33cm" svg:y="5.27cm" svg:viewBox="0 0 11 1389" draw:points="0,0 0,1389 11,1389 11,0">
          <text:p/>
        </draw:polygon>
        <draw:polygon draw:style-name="gr47" draw:text-style-name="P47" draw:layer="layout" svg:width="0.009cm" svg:height="1.388cm" svg:x="17.34cm" svg:y="5.27cm" svg:viewBox="0 0 10 1389" draw:points="0,0 0,1389 10,1389 10,0">
          <text:p/>
        </draw:polygon>
        <draw:polygon draw:style-name="gr65" draw:text-style-name="P65" draw:layer="layout" svg:width="0.01cm" svg:height="1.388cm" svg:x="17.349cm" svg:y="5.27cm" svg:viewBox="0 0 11 1389" draw:points="0,0 0,1389 11,1389 10,0">
          <text:p/>
        </draw:polygon>
        <draw:polygon draw:style-name="gr46" draw:text-style-name="P46" draw:layer="layout" svg:width="0.01cm" svg:height="1.388cm" svg:x="17.358cm" svg:y="5.27cm" svg:viewBox="0 0 11 1389" draw:points="0,0 1,1389 11,1389 11,0">
          <text:p/>
        </draw:polygon>
        <draw:polygon draw:style-name="gr45" draw:text-style-name="P45" draw:layer="layout" svg:width="0.01cm" svg:height="1.388cm" svg:x="17.368cm" svg:y="5.27cm" svg:viewBox="0 0 11 1389" draw:points="0,0 0,1389 11,1389 10,0">
          <text:p/>
        </draw:polygon>
        <draw:polygon draw:style-name="gr66" draw:text-style-name="P66" draw:layer="layout" svg:width="0.01cm" svg:height="1.388cm" svg:x="17.377cm" svg:y="5.27cm" svg:viewBox="0 0 11 1389" draw:points="0,0 1,1389 11,1389 11,0">
          <text:p/>
        </draw:polygon>
        <draw:polygon draw:style-name="gr43" draw:text-style-name="P43" draw:layer="layout" svg:width="0.01cm" svg:height="1.388cm" svg:x="17.387cm" svg:y="5.27cm" svg:viewBox="0 0 11 1389" draw:points="0,0 0,1389 11,1389 10,0">
          <text:p/>
        </draw:polygon>
        <draw:polygon draw:style-name="gr67" draw:text-style-name="P67" draw:layer="layout" svg:width="0.01cm" svg:height="1.388cm" svg:x="17.396cm" svg:y="5.27cm" svg:viewBox="0 0 11 1389" draw:points="0,0 1,1389 11,1389 11,0">
          <text:p/>
        </draw:polygon>
        <draw:polygon draw:style-name="gr42" draw:text-style-name="P42" draw:layer="layout" svg:width="0.01cm" svg:height="1.388cm" svg:x="17.406cm" svg:y="5.27cm" svg:viewBox="0 0 11 1389" draw:points="0,0 0,1389 11,1389 10,0">
          <text:p/>
        </draw:polygon>
        <draw:polygon draw:style-name="gr41" draw:text-style-name="P41" draw:layer="layout" svg:width="0.01cm" svg:height="1.388cm" svg:x="17.415cm" svg:y="5.27cm" svg:viewBox="0 0 11 1389" draw:points="0,0 1,1389 11,1389 11,0">
          <text:p/>
        </draw:polygon>
        <draw:polygon draw:style-name="gr40" draw:text-style-name="P40" draw:layer="layout" svg:width="0.009cm" svg:height="1.388cm" svg:x="17.425cm" svg:y="5.27cm" svg:viewBox="0 0 10 1389" draw:points="0,0 0,1389 10,1389 10,0">
          <text:p/>
        </draw:polygon>
        <draw:polygon draw:style-name="gr39" draw:text-style-name="P39" draw:layer="layout" svg:width="0.01cm" svg:height="1.388cm" svg:x="17.434cm" svg:y="5.27cm" svg:viewBox="0 0 11 1389" draw:points="0,0 0,1389 11,1389 11,0">
          <text:p/>
        </draw:polygon>
        <draw:polygon draw:style-name="gr39" draw:text-style-name="P39" draw:layer="layout" svg:width="0.009cm" svg:height="1.388cm" svg:x="17.444cm" svg:y="5.27cm" svg:viewBox="0 0 10 1389" draw:points="0,0 0,1389 10,1389 10,0">
          <text:p/>
        </draw:polygon>
        <draw:path draw:style-name="gr68" draw:text-style-name="P68" draw:layer="layout" svg:width="1.212cm" svg:height="0.439cm" svg:x="16.241cm" svg:y="5.051cm" svg:viewBox="0 0 1213 440" svg:d="M1213 219c0 121-271 221-606 221-334 0-607-96-607-221 0-124 273-219 607-219 335 0 606 95 606 219z">
          <text:p/>
        </draw:path>
        <draw:path draw:style-name="gr69" draw:text-style-name="P69" draw:layer="layout" svg:width="0.929cm" svg:height="0.278cm" svg:x="16.382cm" svg:y="5.114cm" svg:viewBox="0 0 930 279" svg:d="M930 140c0 77-209 139-465 139s-465-62-465-139c0-76 208-140 465-140s465 63 465 140z">
          <text:p/>
        </draw:path>
        <draw:path draw:style-name="gr70" draw:text-style-name="P70" draw:layer="layout" svg:width="0.736cm" svg:height="0.105cm" svg:x="16.479cm" svg:y="5.287cm" svg:viewBox="0 0 737 106" svg:d="M369 1c-126-4-249 14-369 54 120 39 243 56 369 51 126 3 249-15 368-54-120-39-242-55-368-51z">
          <text:p/>
        </draw:path>
        <draw:path draw:style-name="gr71" draw:text-style-name="P71" draw:layer="layout" svg:width="0.817cm" svg:height="0.857cm" svg:x="16.419cm" svg:y="5.634cm" svg:viewBox="0 0 818 858" svg:d="M713 221c0 7 0 22 0 39-4 20-6 40-8 60 0 11 0 28 5 43 5 16 0 26 0 34 0 30-8 57-24 82 0 2 0 4 0 6l10 12c43-71 76-146 100-225 26-90 29-154 8-182-14-18-32-34-51-47-20-14-41-24-63-31-23-7-46-11-69-12-24 0-47 3-70 9 33 16 61 37 86 63 22 19 40 41 53 67s21 53 23 82zM683 228c-25-6-50-3-74 9-28 17-19 52 0 94 9 28 20 55 33 81l8 15c5 7 8 14 11 19l7 12c12-19 17-39 17-61 1-11 1-21 0-32 0-16 0-34-4-46 1-22 3-44 7-65-3-11-2-21-1-29zM655 267c-5 5-10 8-17 9-4 1-9 1-13 0-5-4-7-10-7-17s11-13 23-15h18c0 0 8 0 8 8-1 5-3 9-8 12zM211 351c0-6 0-12 0-16 0-5 0-11 0-16-3-32-3-63 0-95 5-35 15-70 28-104 11-33 30-63 55-88-42-13-84-19-128-19-37-2-72 8-104 28-24 22-41 48-51 78-11 31-14 62-8 94 9 72 25 143 47 212 32 108 69 174 101 184 14 5 30 0 45-20 26-32 51-59 65-75-22-22-36-48-45-77-8-29-8-59-1-89zM235 389c0 18 2 36 6 53 6 15 14 29 25 41 9 11 20 19 33 24 12 5 24 7 38 8 0-16 13-36 21-57 8-18 15-37 20-56 3-35 3-70 0-105 0-8 0-18-6-28 0-10-4-18-11-26-7-7-16-12-26-15h-20c-16 2-31 7-46 13-10 6-20 12-30 18v11c0 19 0 39 0 58 1 4 1 9 0 14v37zM298 262c9-3 17-3 26 0 8 1 14 3 19 6 9 0 10 10 9 13-3 5-7 9-12 12-2-1-4-2-5-3-8-1-14-4-19-9s-8-11-9-18zM369 546c-5 0-9 2-13 6l-13 16c-17 19-24 26-70 36-9 0-17 4-24 9 6 5 14 9 22 10 23 8 46 8 69 0 14-6 26-14 37-24 10-8 16-18 19-29 1-11-2-20-9-27-5-3-9-4-15-2zM804 546c-35 13-71 13-106 0-5-2-9-2-14 0-7 2-12 7-16 13-1 10-1 20 0 29 36 8 71 5 104-9 18-7 33-18 46-32zM578 344c-14-39-33-95 17-129 26-15 54-19 84-14-13-41-33-77-61-109l-9-9-6-6c-2-2-3-4-6-6-18-17-39-30-63-39-33-15-68-22-105-21-23-2-45 1-66 10-10 3-19 6-28 11-34 24-58 55-71 94-10 31-16 63-20 95 29-18 61-25 95-22 11 1 21 4 30 8 10 5 18 12 25 20s12 17 15 27 4 20 3 31c4 40 4 80 0 120-5 21-13 40-22 60-5 16-13 33-17 46 14-1 26 3 36 13 14 14 20 31 18 50h2c0 8 0 15 0 23-7 78 1 155 23 232 5 9 13 15 23 19 8 6 18 9 29 10 36 3 68-8 94-32 17-18 26-40 28-64 6-42 21-160 23-189-2-14 1-28 8-41 6-10 15-18 26-23-46-50-79-107-102-171z">
          <text:p/>
        </draw:path>
        <draw:polygon draw:style-name="gr72" draw:text-style-name="P72" draw:layer="layout" svg:width="1.969cm" svg:height="1.969cm" svg:x="15.875cm" svg:y="7.433cm" svg:viewBox="0 0 1970 1970" draw:points="0,0 1970,0 1970,1970 0,1970">
          <text:p/>
        </draw:polygon>
        <draw:path draw:style-name="gr1" draw:text-style-name="P1" draw:layer="layout" svg:width="1.41cm" svg:height="1.575cm" svg:x="16.155cm" svg:y="7.63cm" svg:viewBox="0 0 1411 1576" svg:d="M540 55c285 0 484 87 484 165s-199 165-484 165-484-87-484-165 199-165 484-165zM534 1521c-281 0-478-89-478-169v-240c87 72 262 120 475 120 49 0 98-3 146-8l-6-55c-46 5-93 8-140 8-263 0-452-78-475-155v-297c87 72 262 120 475 120 50 0 99-3 146-8l-6-55c-45 5-92 8-140 8-263 0-452-78-475-154v-317c80 68 244 121 484 121s404-53 484-121v94h55v-193c0-107-189-220-539-220s-540 113-540 220v1132c0 128 230 224 534 224 245 0 451-64 513-160l-46-30c-44 67-218 135-467 135zM1195 834c16 0 29 6 39 17 17 21 14 52 13 63 0 58 33 70 36 71 12 3 21 14 20 27 0 12-8 24-20 27-3 1-36 12-36 72 0 33-15 69-51 70h-21v-55h14c2-4 2-9 2-14 0-50 17-82 35-101-18-18-35-49-35-99 0-2 1-4 1-5 1-6 1-14 0-18h-17v-55zM1066 834h21v55h-14c-2 3-2 9-2 13 0 51-17 82-35 100 18 19 35 51 35 101 0 1-1 3-1 5-1 6-1 13 0 18h17v55h-20c-16 0-30-6-39-17-17-21-14-52-13-63 0-59-33-71-36-72-12-4-21-15-20-27 0-13 8-24 20-26 4-1 36-13 36-73 0-33 15-68 51-69zM1355 1295h-469v-662h304v110c0 15 12 28 27 28h138zM1245 633h7l83 83h-90zM1402 705l-120-119c-5-5-12-8-19-8h-18-10l-86-100c-5-7-13-10-21-10h-381c-15 0-27 12-27 27v717c0 16 12 28 27 28h56v-55h-28v-662h340l47 55h-304c-15 0-28 12-28 28v717c0 15 13 27 28 27h525c15 0 28-12 28-27v-599c0-7-3-14-9-19z">
          <text:p/>
        </draw:path>
        <draw:path draw:style-name="gr5" draw:text-style-name="P5" draw:layer="layout" svg:width="1.969cm" svg:height="1.962cm" svg:x="15.875cm" svg:y="12.688cm" svg:viewBox="0 0 1970 1963" svg:d="M1556 1383c0-91-74-165-165-165s-165 74-165 165 74 165 165 165 165-74 165-165zM1645 1383c0 140-114 254-254 254s-254-114-254-254 114-254 254-254 254 114 254 254zM1881 1324l-41 2c-21 1-42-13-46-34-11-46-29-90-54-129-11-18-8-43 8-57l32-28-84-84-28 32c-15 16-39 19-57 8-40-25-83-43-129-53-21-5-36-25-34-46l2-42h-118l2 42c2 21-13 41-35 46-45 10-88 28-128 53-19 11-43 8-57-8l-28-32-84 84 32 28c16 14 19 39 8 57-25 40-43 83-54 129-5 21-26 35-46 34l-42-2v118l42-2c22-1 41 14 46 35 10 45 28 89 53 128 12 19 9 43-8 57l-31 28 84 84 28-31c14-17 38-20 57-8 39 25 83 43 128 53 22 5 37 24 35 46l-2 42h118l-2-42c-2-22 13-41 34-46 46-10 90-28 129-53 19-12 43-9 57 8l28 31 84-84-32-28c-16-14-19-38-8-57 25-39 43-83 54-128 5-22 24-36 46-35l41 2zM1957 1244c8 9 13 20 13 33v212c0 13-5 24-13 33-9 8-21 12-34 12l-52-3c-9 30-21 59-36 87l39 35c9 8 15 20 15 32s-4 24-13 33l-150 150c-9 9-21 13-33 13-13 0-24-6-32-15l-35-39c-28 15-57 27-87 36l3 52c0 13-4 25-12 34-9 9-21 14-33 14h-212c-13 0-24-5-33-14-8-9-13-21-12-34l3-52c-30-9-59-21-87-36l-35 39c-8 9-20 15-32 15s-24-4-33-13l-150-150c-9-9-14-21-13-33 0-12 6-24 15-32l39-35c-15-28-27-57-36-87l-54 3c-12 0-24-4-33-12-9-9-14-20-14-33v-212c0-12 5-24 14-33 9-8 21-12 33-12l54 3c9-30 21-59 36-87l-39-35c-10-8-15-20-15-32-1-12 4-24 13-33l150-150c9-9 21-13 33-13s24 6 32 15l35 39c28-14 57-26 87-36l-3-52c-1-13 4-25 12-34 9-8 20-13 33-13h212c12 0 24 5 33 13 8 9 12 21 12 34l-3 53c30 9 59 21 86 35l36-39c8-9 19-15 32-15 12 0 24 4 33 13l150 150c9 9 13 21 13 33s-6 24-15 32l-39 35c15 28 26 57 36 87l52-3c13 0 25 4 34 12zM223 1874h535v89h-535c-123 0-223-100-223-223v-1516c0-123 100-224 223-224h1517c123 0 223 101 223 224v580h-89v-580c0-74-60-134-134-134h-1517c-74 0-134 60-134 134v1516c0 73 60 134 134 134z">
          <text:p/>
        </draw:path>
        <draw:path draw:style-name="gr73" draw:text-style-name="P73" draw:layer="layout" svg:width="1.313cm" svg:height="1.313cm" svg:x="10.125cm" svg:y="2.787cm" svg:viewBox="0 0 1314 1314" svg:d="M1314 328v-59h-149v-90c0-16-14-30-30-30h-90v-149h-60v149h-120v-149h-59v149h-120v-149h-59v149h-120v-149h-59v149h-120v-149h-59v149h-90c-16 0-30 14-30 30v90h-149v59h149v120h-149v60h149v120h-149v59h149v120h-149v59h149v120h-149v59h149v90c0 16 14 30 30 30h90v149h59v-149h120v149h59v-149h120v149h59v-149h120v149h59v-149h120v149h60v-149h90c16 0 30-14 30-30v-90h149v-59h-149v-120h149v-59h-149v-120h149v-59h-149v-120h149v-60h-149v-120zM209 1105v-896h896v896zM321 803h-47v-289h57l87 172 88-172h56v289h-47v-217l-75 145h-46l-73-144zM691 810c-27 0-54-6-80-17v-40c31 11 57 16 79 16 41 0 62-18 62-53 0-18-5-30-16-38-10-8-27-12-49-12-17 0-38 1-64 4v-32l8-124h157v40h-110l-5 77c12-2 24-3 36-3 29 0 52 7 69 23 16 15 24 37 24 64 0 29-9 52-30 69-20 17-47 26-81 26zM898 803h-49v-212h41l5 23c26-20 53-30 82-30 20 0 35 6 46 16 12 11 17 27 17 47v156h-51v-140c0-14-2-24-8-30-5-7-14-10-26-10-19 0-38 6-57 19z">
          <text:p/>
        </draw:path>
        <draw:path draw:style-name="gr74" draw:text-style-name="P74" draw:layer="layout" svg:width="1.768cm" svg:height="1.262cm" svg:x="9.563cm" svg:y="9.604cm" svg:viewBox="0 0 1769 1263" svg:d="M940 600l237-600c104 8 205 33 295 75l-297 420 181-2-404 364 135-257zM1019 274c-197 27-343 160-350 318s127 298 321 336 394-37 481-180c86-143 34-314-124-410l104-121 75-35 95 74-78 104 37 57 153-3 36 99-135 57v67l133 57-32 99-157-3-37 60 79 100-95 75-130-64-68 30 2 122-126 29-73-107h-81l-73 107-128-29 6-121-72-31-135 64-90-75 81-104-39-56-155 3-30-101 131-57v-63l-133-57 34-101 153 3 39-57-81-103 94-72 134 59 67-28-2-124 124-27 75 106zM321 807l27 66 48 14 72-30 45 36-36 60 23 38 75 20 4 49-77 22-25 35 39 61-45 36-73-26-50 14-24 61h-64l-27-59-47-17-76 31-47-37 36-59-14-36-85-24 4-50 75-21 22-37-40-59 45-38 80 30 45-14 23-63 61-3zM294 961c-26 0-52 8-70 23s-29 34-29 55 11 41 29 55c18 15 44 23 70 23s51-8 70-23c18-14 28-34 28-55s-10-40-28-55c-19-15-44-23-70-23z">
          <text:p/>
        </draw:path>
        <draw:path draw:style-name="gr75" draw:text-style-name="P75" draw:layer="layout" svg:width="1.256cm" svg:height="1.01cm" svg:x="10.131cm" svg:y="14.653cm" svg:viewBox="0 0 1257 1011" svg:d="M817 728l238-40v-364l-238-39zM630 1011l-225-75v-59l-112 23-137-47v-35l-76 12-80-29v-354l80-6 76 3v-146l137-28 112 14v-209l225-75 627 210v591z">
          <text:p/>
        </draw:path>
        <draw:path draw:style-name="gr76" draw:text-style-name="P76" draw:layer="layout" svg:width="1.176cm" svg:height="1.01cm" svg:x="10.131cm" svg:y="14.653cm" svg:viewBox="0 0 1177 1011" svg:d="M1177 699l-122-11v-364l122-11zM405 936v-861l224-75v1011zM156 853v-555l137-28v630zM0 801v-354l80-6v389z">
          <text:p/>
        </draw:path>
        <draw:polygon draw:style-name="gr77" draw:text-style-name="P77" draw:layer="layout" svg:width="0.36cm" svg:height="0.082cm" svg:x="10.947cm" svg:y="14.895cm" svg:viewBox="0 0 361 83" draw:points="0,43 0,0 361,72 239,83">
          <text:p/>
        </draw:polygon>
        <draw:polygon draw:style-name="gr78" draw:text-style-name="P78" draw:layer="layout" svg:width="0.36cm" svg:height="0.083cm" svg:x="10.947cm" svg:y="15.341cm" svg:viewBox="0 0 361 84" draw:points="0,41 239,0 361,11 0,84">
          <text:p/>
        </draw:polygon>
        <draw:frame draw:style-name="gr79" draw:text-style-name="P80" draw:layer="layout" svg:width="0.832cm" svg:height="0.34cm" svg:x="10.451cm" svg:y="1.541cm">
          <draw:text-box>
            <text:p text:style-name="P79"><text:span text:style-name="T1">Main /</text:span></text:p>
          </draw:text-box>
        </draw:frame>
        <draw:frame draw:style-name="gr80" draw:text-style-name="P80" draw:layer="layout" svg:width="1.018cm" svg:height="0.34cm" svg:x="10.359cm" svg:y="2.274cm">
          <draw:text-box>
            <text:p text:style-name="P79"><text:span text:style-name="T1">Service</text:span></text:p>
          </draw:text-box>
        </draw:frame>
        <draw:frame draw:style-name="gr81" draw:text-style-name="P80" draw:layer="layout" svg:width="1.51cm" svg:height="0.34cm" svg:x="9.913cm" svg:y="4.394cm">
          <draw:text-box>
            <text:p text:style-name="P79"><text:span text:style-name="T1">Notification</text:span></text:p>
          </draw:text-box>
        </draw:frame>
        <draw:frame draw:style-name="gr80" draw:text-style-name="P80" draw:layer="layout" svg:width="1.018cm" svg:height="0.34cm" svg:x="10.157cm" svg:y="4.748cm">
          <draw:text-box>
            <text:p text:style-name="P79"><text:span text:style-name="T1">Service</text:span></text:p>
          </draw:text-box>
        </draw:frame>
        <draw:frame draw:style-name="gr82" draw:text-style-name="P80" draw:layer="layout" svg:width="0.815cm" svg:height="0.34cm" svg:x="10.359cm" svg:y="6.692cm">
          <draw:text-box>
            <text:p text:style-name="P79"><text:span text:style-name="T1">Crons</text:span></text:p>
          </draw:text-box>
        </draw:frame>
        <draw:frame draw:style-name="gr80" draw:text-style-name="P80" draw:layer="layout" svg:width="1.018cm" svg:height="0.34cm" svg:x="10.258cm" svg:y="7.071cm">
          <draw:text-box>
            <text:p text:style-name="P79"><text:span text:style-name="T1">Service</text:span></text:p>
          </draw:text-box>
        </draw:frame>
        <draw:frame draw:style-name="gr83" draw:text-style-name="P80" draw:layer="layout" svg:width="0.9cm" svg:height="0.34cm" svg:x="10.317cm" svg:y="13.736cm">
          <draw:text-box>
            <text:p text:style-name="P79"><text:span text:style-name="T1">Elastic</text:span></text:p>
          </draw:text-box>
        </draw:frame>
        <draw:path draw:style-name="gr84" draw:text-style-name="P81" draw:layer="layout" svg:width="1.222cm" svg:height="1.515cm" svg:x="3.794cm" svg:y="7.332cm" svg:viewBox="0 0 1223 1516" svg:d="M619 0c-100 0-243 14-365 44-61 15-117 34-162 60-46 27-89 68-89 128l-3 1058c0 53 37 90 75 116 39 25 87 44 142 59 109 32 245 49 371 51 1 0 1 0 1 0 124 0 271-15 392-46 61-16 115-35 159-63 44-27 83-70 83-128l-2-1053c0-57-42-93-84-118-43-25-95-44-153-60-116-31-254-48-365-48z">
          <text:p/>
        </draw:path>
        <draw:path draw:style-name="gr85" draw:text-style-name="P82" draw:layer="layout" svg:width="0.99cm" svg:height="1.282cm" svg:x="3.91cm" svg:y="7.448cm" svg:viewBox="0 0 991 1283" svg:d="M502 0c99 0 232 16 336 45 52 14 96 31 124 47 27 16 27 26 27 18l2 1053c0 4-2 13-29 30s-72 35-126 48c-107 28-248 42-364 42-115-1-244-18-339-45-48-14-87-31-110-46s-23-22-23-18l3-1058c0 0 2-10 31-28 30-16 77-34 132-48 110-27 247-40 336-40z">
          <text:p/>
        </draw:path>
        <draw:path draw:style-name="gr1" draw:text-style-name="P1" draw:layer="layout" svg:width="0.118cm" svg:height="0.763cm" svg:x="4.025cm" svg:y="7.854cm" svg:viewBox="0 0 119 764" svg:d="M61 0c-16 0-30 6-41 16-12 11-19 26-19 42l-1 647c0 16 6 31 18 42 11 10 26 17 41 17s30-6 41-17 17-26 17-41l2-648c0-16-6-30-17-41s-26-17-41-17z">
          <text:p/>
        </draw:path>
        <draw:path draw:style-name="gr84" draw:text-style-name="P81" draw:layer="layout" svg:width="1.217cm" svg:height="0.994cm" svg:x="3.797cm" svg:y="7.5cm" svg:viewBox="0 0 1218 995" svg:d="M1160 0c-32 0-58 26-58 58 0 6-2 15-22 30-19 16-53 34-99 48-90 29-222 47-366 46-165 0-299-17-387-45-44-14-76-31-93-45-18-15-19-22-19-28 0-16-6-30-17-41s-26-17-41-17c-16 0-30 6-41 17s-17 25-17 41c0 46 26 88 60 117 35 29 79 50 133 67 106 33 249 51 422 51 154 0 294-18 402-53 54-17 100-38 136-67s65-71 65-121c0-32-26-58-58-58zM1160 350c-32 0-58 26-58 58 0 6-2 14-22 30-19 15-53 33-99 47-90 29-222 47-366 47-165 0-299-18-387-46-44-14-76-31-93-45-18-14-19-21-19-28 0-32-26-58-58-58s-58 26-58 58c0 47 26 89 60 117 35 29 79 50 133 67 106 34 249 51 422 51 154 0 294-17 402-52 54-17 100-39 136-68s65-71 65-120c0-32-26-58-58-58zM1160 696c-32 0-58 26-58 58 0 6-2 15-22 30-19 16-53 33-99 48-90 29-222 47-366 46-165 0-299-17-387-45-44-14-76-31-93-45-18-15-19-22-19-28 0-33-26-58-58-58s-58 25-58 58c0 46 26 88 60 117 35 29 79 49 133 67 106 34 249 51 422 51 154 1 294-17 402-51 54-19 100-40 136-69s65-72 65-121c0-32-26-58-58-58z">
          <text:p/>
        </draw:path>
        <draw:path draw:style-name="gr1" draw:text-style-name="P1" draw:layer="layout" svg:width="1.01cm" svg:height="1.515cm" svg:x="4.009cm" svg:y="10.866cm" svg:viewBox="0 0 1011 1516" svg:d="M0 1516c0-606 0-909 505-909-337 0-337-607 0-607s337 607 0 607c506 0 506 303 506 909z">
          <text:p/>
        </draw:path>
        <draw:path draw:style-name="gr2" draw:text-style-name="P2" draw:layer="layout" svg:width="1.01cm" svg:height="1.515cm" svg:x="4.009cm" svg:y="10.866cm" svg:viewBox="0 0 1011 1516" svg:d="M0 1516c0-606 0-909 505-909-337 0-337-607 0-607s337 607 0 607c506 0 506 303 506 909z">
          <text:p/>
        </draw:path>
        <draw:frame draw:style-name="gr80" draw:text-style-name="P80" draw:layer="layout" svg:width="1.018cm" svg:height="0.34cm" svg:x="10.258cm" svg:y="14.089cm">
          <draw:text-box>
            <text:p text:style-name="P79"><text:span text:style-name="T1">Service</text:span></text:p>
          </draw:text-box>
        </draw:frame>
        <draw:frame draw:style-name="gr86" draw:text-style-name="P80" draw:layer="layout" svg:width="1.492cm" svg:height="0.34cm" svg:x="6.044cm" svg:y="2.829cm">
          <draw:text-box>
            <text:p text:style-name="P79"><text:span text:style-name="T1">Http Traffic</text:span></text:p>
          </draw:text-box>
        </draw:frame>
        <draw:line draw:style-name="gr2" draw:text-style-name="P2" draw:layer="layout" svg:x1="5.684cm" svg:y1="8.076cm" svg:x2="9.655cm" svg:y2="8.076cm">
          <text:p/>
        </draw:line>
        <draw:polygon draw:style-name="gr3" draw:text-style-name="P3" draw:layer="layout" svg:width="0.177cm" svg:height="0.177cm" svg:x="5.552cm" svg:y="7.988cm" svg:viewBox="0 0 178 178" draw:points="0,89 178,0 132,89 178,178">
          <text:p/>
        </draw:polygon>
        <draw:polygon draw:style-name="gr3" draw:text-style-name="P3" draw:layer="layout" svg:width="0.176cm" svg:height="0.177cm" svg:x="9.611cm" svg:y="7.988cm" svg:viewBox="0 0 177 178" draw:points="177,89 0,178 44,89 0,0">
          <text:p/>
        </draw:polygon>
        <draw:frame draw:style-name="gr87" draw:text-style-name="P80" draw:layer="layout" svg:width="1.407cm" svg:height="0.34cm" svg:x="5.806cm" svg:y="3.309cm">
          <draw:text-box>
            <text:p text:style-name="P79"><text:span text:style-name="T1">WS Trafiic</text:span></text:p>
          </draw:text-box>
        </draw:frame>
        <draw:line draw:style-name="gr88" draw:text-style-name="P2" draw:layer="layout" svg:x1="12.937cm" svg:y1="13.077cm" svg:x2="12.937cm" svg:y2="3.625cm">
          <text:p/>
        </draw:line>
        <draw:line draw:style-name="gr2" draw:text-style-name="P2" draw:layer="layout" svg:x1="12.845cm" svg:y1="3.546cm" svg:x2="15.233cm" svg:y2="2.112cm">
          <text:p/>
        </draw:line>
        <draw:polygon draw:style-name="gr3" draw:text-style-name="P3" draw:layer="layout" svg:width="0.197cm" svg:height="0.167cm" svg:x="15.149cm" svg:y="2.044cm" svg:viewBox="0 0 198 168" draw:points="198,0 92,168 84,69 0,15">
          <text:p/>
        </draw:polygon>
        <draw:line draw:style-name="gr2" draw:text-style-name="P2" draw:layer="layout" svg:x1="12.972cm" svg:y1="3.545cm" svg:x2="15.988cm" svg:y2="5.234cm">
          <text:p/>
        </draw:line>
        <draw:polygon draw:style-name="gr3" draw:text-style-name="P3" draw:layer="layout" svg:width="0.197cm" svg:height="0.163cm" svg:x="15.906cm" svg:y="5.135cm" svg:viewBox="0 0 198 164" draw:points="198,164 0,154 81,98 86,0">
          <text:p/>
        </draw:polygon>
        <draw:line draw:style-name="gr2" draw:text-style-name="P2" draw:layer="layout" svg:x1="12.846cm" svg:y1="3.546cm" svg:x2="11.992cm" svg:y2="3.331cm">
          <text:p/>
        </draw:line>
        <draw:polygon draw:style-name="gr3" draw:text-style-name="P3" draw:layer="layout" svg:width="0.193cm" svg:height="0.171cm" svg:x="11.863cm" svg:y="3.256cm" svg:viewBox="0 0 194 172" draw:points="0,43 194,0 129,75 151,172">
          <text:p/>
        </draw:polygon>
        <draw:line draw:style-name="gr2" draw:text-style-name="P2" draw:layer="layout" svg:x1="12.846cm" svg:y1="3.545cm" svg:x2="11.677cm" svg:y2="5.182cm">
          <text:p/>
        </draw:line>
        <draw:polygon draw:style-name="gr3" draw:text-style-name="P3" draw:layer="layout" svg:width="0.175cm" svg:height="0.195cm" svg:x="11.599cm" svg:y="5.094cm" svg:viewBox="0 0 176 196" draw:points="0,196 31,0 78,88 176,103">
          <text:p/>
        </draw:polygon>
        <draw:frame draw:style-name="gr89" draw:text-style-name="P80" draw:layer="layout" svg:width="0.781cm" svg:height="0.34cm" svg:x="2.625cm" svg:y="7.929cm">
          <draw:text-box>
            <text:p text:style-name="P79"><text:span text:style-name="T1">Redis</text:span></text:p>
          </draw:text-box>
        </draw:frame>
        <draw:frame draw:style-name="gr90" draw:text-style-name="P80" draw:layer="layout" svg:width="1.544cm" svg:height="0.34cm" svg:x="9.845cm" svg:y="8.686cm">
          <draw:text-box>
            <text:p text:style-name="P79"><text:span text:style-name="T1">Automation</text:span></text:p>
          </draw:text-box>
        </draw:frame>
        <draw:line draw:style-name="gr2" draw:text-style-name="P2" draw:layer="layout" svg:x1="12.922cm" svg:y1="9.47cm" svg:x2="11.728cm" svg:y2="10.041cm">
          <text:p/>
        </draw:line>
        <draw:polygon draw:style-name="gr3" draw:text-style-name="P3" draw:layer="layout" svg:width="0.197cm" svg:height="0.159cm" svg:x="11.609cm" svg:y="9.941cm" svg:viewBox="0 0 198 160" draw:points="0,157 122,0 120,99 198,160">
          <text:p/>
        </draw:polygon>
        <draw:line draw:style-name="gr2" draw:text-style-name="P2" draw:layer="layout" svg:x1="11.744cm" svg:y1="8.342cm" svg:x2="15.462cm" svg:y2="8.342cm">
          <text:p/>
        </draw:line>
        <draw:polygon draw:style-name="gr3" draw:text-style-name="P3" draw:layer="layout" svg:width="0.177cm" svg:height="0.177cm" svg:x="11.611cm" svg:y="8.253cm" svg:viewBox="0 0 178 178" draw:points="0,89 178,0 134,89 178,178">
          <text:p/>
        </draw:polygon>
        <draw:polygon draw:style-name="gr3" draw:text-style-name="P3" draw:layer="layout" svg:width="0.176cm" svg:height="0.177cm" svg:x="15.418cm" svg:y="8.253cm" svg:viewBox="0 0 177 178" draw:points="177,89 0,178 44,89 0,0">
          <text:p/>
        </draw:polygon>
        <draw:line draw:style-name="gr2" draw:text-style-name="P2" draw:layer="layout" svg:x1="12.845cm" svg:y1="13.139cm" svg:x2="11.744cm" svg:y2="13.139cm">
          <text:p/>
        </draw:line>
        <draw:polygon draw:style-name="gr3" draw:text-style-name="P3" draw:layer="layout" svg:width="0.177cm" svg:height="0.177cm" svg:x="11.611cm" svg:y="13.05cm" svg:viewBox="0 0 178 178" draw:points="0,90 178,0 134,90 178,178">
          <text:p/>
        </draw:polygon>
        <draw:frame draw:style-name="gr80" draw:text-style-name="P80" draw:layer="layout" svg:width="1.018cm" svg:height="0.34cm" svg:x="10.107cm" svg:y="9.04cm">
          <draw:text-box>
            <text:p text:style-name="P79"><text:span text:style-name="T1">Service</text:span></text:p>
          </draw:text-box>
        </draw:frame>
        <draw:frame draw:style-name="gr91" draw:text-style-name="P80" draw:layer="layout" svg:width="1.391cm" svg:height="0.34cm" svg:x="18.177cm" svg:y="1.971cm">
          <draw:text-box>
            <text:p text:style-name="P79"><text:span text:style-name="T1">S3 Bucket</text:span></text:p>
          </draw:text-box>
        </draw:frame>
        <draw:frame draw:style-name="gr92" draw:text-style-name="P80" draw:layer="layout" svg:width="1.442cm" svg:height="0.34cm" svg:x="18.152cm" svg:y="5.152cm">
          <draw:text-box>
            <text:p text:style-name="P79"><text:span text:style-name="T1">Postgresql</text:span></text:p>
          </draw:text-box>
        </draw:frame>
        <draw:frame draw:style-name="gr93" draw:text-style-name="P80" draw:layer="layout" svg:width="0.425cm" svg:height="0.34cm" svg:x="18.657cm" svg:y="5.505cm">
          <draw:text-box>
            <text:p text:style-name="P79"><text:span text:style-name="T1">DB</text:span></text:p>
          </draw:text-box>
        </draw:frame>
        <draw:frame draw:style-name="gr94" draw:text-style-name="P80" draw:layer="layout" svg:width="0.934cm" svg:height="0.34cm" svg:x="18.808cm" svg:y="7.98cm">
          <draw:text-box>
            <text:p text:style-name="P79"><text:span text:style-name="T1">Mongo</text:span></text:p>
          </draw:text-box>
        </draw:frame>
        <draw:frame draw:style-name="gr93" draw:text-style-name="P80" draw:layer="layout" svg:width="0.425cm" svg:height="0.34cm" svg:x="19.061cm" svg:y="8.358cm">
          <draw:text-box>
            <text:p text:style-name="P79"><text:span text:style-name="T1">DB</text:span></text:p>
          </draw:text-box>
        </draw:frame>
        <draw:polyline draw:style-name="gr2" draw:text-style-name="P2" draw:layer="layout" svg:width="3.48cm" svg:height="0.763cm" svg:x="12.245cm" svg:y="14.109cm" svg:viewBox="0 0 3481 764" draw:points="0,764 3378,41 3481,0">
          <text:p/>
        </draw:polyline>
        <draw:polygon draw:style-name="gr3" draw:text-style-name="P3" draw:layer="layout" svg:width="0.191cm" svg:height="0.172cm" svg:x="12.116cm" svg:y="14.777cm" svg:viewBox="0 0 192 173" draw:points="0,124 155,0 130,95 192,173">
          <text:p/>
        </draw:polygon>
        <draw:polygon draw:style-name="gr3" draw:text-style-name="P3" draw:layer="layout" svg:width="0.197cm" svg:height="0.165cm" svg:x="15.652cm" svg:y="14.042cm" svg:viewBox="0 0 198 166" draw:points="198,19 64,166 73,67 0,0">
          <text:p/>
        </draw:polygon>
        <draw:line draw:style-name="gr2" draw:text-style-name="P2" draw:layer="layout" svg:x1="5.68cm" svg:y1="11.913cm" svg:x2="9.66cm" svg:y2="12.85cm">
          <text:p/>
        </draw:line>
        <draw:polygon draw:style-name="gr3" draw:text-style-name="P3" draw:layer="layout" svg:width="0.192cm" svg:height="0.172cm" svg:x="5.551cm" svg:y="11.837cm" svg:viewBox="0 0 193 173" draw:points="0,46 193,0 130,76 153,173">
          <text:p/>
        </draw:polygon>
        <draw:polygon draw:style-name="gr3" draw:text-style-name="P3" draw:layer="layout" svg:width="0.192cm" svg:height="0.172cm" svg:x="9.596cm" svg:y="12.753cm" svg:viewBox="0 0 193 173" draw:points="193,128 0,173 63,97 40,0">
          <text:p/>
        </draw:polygon>
        <draw:frame draw:style-name="gr95" draw:text-style-name="P80" draw:layer="layout" svg:width="1.662cm" svg:height="0.34cm" svg:x="18.572cm" svg:y="13.837cm">
          <draw:text-box>
            <text:p text:style-name="P79"><text:span text:style-name="T1">Opensearch</text:span></text:p>
          </draw:text-box>
        </draw:frame>
        <draw:frame draw:style-name="gr96" draw:text-style-name="P80" draw:layer="layout" svg:width="0.798cm" svg:height="0.34cm" svg:x="7.06cm" svg:y="11.085cm">
          <draw:text-box>
            <text:p text:style-name="P79"><text:span text:style-name="T1">HTTP</text:span></text:p>
          </draw:text-box>
        </draw:frame>
        <draw:frame draw:style-name="gr97" draw:text-style-name="P80" draw:layer="layout" svg:width="0.866cm" svg:height="0.34cm" svg:x="7.026cm" svg:y="11.438cm">
          <draw:text-box>
            <text:p text:style-name="P79"><text:span text:style-name="T1">Based</text:span></text:p>
          </draw:text-box>
        </draw:frame>
        <draw:frame draw:style-name="gr91" draw:text-style-name="P80" draw:layer="layout" svg:width="1.391cm" svg:height="0.34cm" svg:x="6.776cm" svg:y="11.817cm">
          <draw:text-box>
            <text:p text:style-name="P79"><text:span text:style-name="T1">REST API</text:span></text:p>
          </draw:text-box>
        </draw:frame>
        <draw:frame draw:style-name="gr98" draw:text-style-name="P80" draw:layer="layout" svg:width="2.12cm" svg:height="0.34cm" draw:transform="rotate (-0.261799387799149) translate (6.307cm 12.056cm)">
          <draw:text-box>
            <text:p text:style-name="P79"><text:span text:style-name="T1">Communication</text:span></text:p>
          </draw:text-box>
        </draw:frame>
        <draw:frame draw:style-name="gr99" draw:text-style-name="P80" draw:layer="layout" svg:width="1.34cm" svg:height="0.34cm" svg:x="3.736cm" svg:y="12.65cm">
          <draw:text-box>
            <text:p text:style-name="P79"><text:span text:style-name="T1">Third Part</text:span></text:p>
          </draw:text-box>
        </draw:frame>
        <draw:frame draw:style-name="gr100" draw:text-style-name="P80" draw:layer="layout" svg:width="0.544cm" svg:height="0.34cm" svg:x="4.131cm" svg:y="13.029cm">
          <draw:text-box>
            <text:p text:style-name="P79"><text:span text:style-name="T1">Dev</text:span></text:p>
          </draw:text-box>
        </draw:frame>
        <draw:frame draw:style-name="gr101" draw:text-style-name="P80" draw:layer="layout" svg:width="1.273cm" svg:height="0.34cm" svg:x="2.885cm" svg:y="4.571cm">
          <draw:text-box>
            <text:p text:style-name="P79"><text:span text:style-name="T1">End User</text:span></text:p>
          </draw:text-box>
        </draw:frame>
        <draw:line draw:style-name="gr102" draw:text-style-name="P2" draw:layer="layout" svg:x1="8.338cm" svg:y1="2.774cm" svg:x2="8.338cm" svg:y2="15.398cm">
          <text:p/>
        </draw:line>
        <draw:line draw:style-name="gr2" draw:text-style-name="P2" draw:layer="layout" svg:x1="8.376cm" svg:y1="6.322cm" svg:x2="9.655cm" svg:y2="6.322cm">
          <text:p/>
        </draw:line>
        <draw:polygon draw:style-name="gr3" draw:text-style-name="P3" draw:layer="layout" svg:width="0.176cm" svg:height="0.177cm" svg:x="9.611cm" svg:y="6.233cm" svg:viewBox="0 0 177 178" draw:points="177,90 0,178 44,90 0,0">
          <text:p/>
        </draw:polygon>
        <draw:line draw:style-name="gr2" draw:text-style-name="P2" draw:layer="layout" svg:x1="8.376cm" svg:y1="7.584cm" svg:x2="9.655cm" svg:y2="7.584cm">
          <text:p/>
        </draw:line>
        <draw:polygon draw:style-name="gr3" draw:text-style-name="P3" draw:layer="layout" svg:width="0.176cm" svg:height="0.177cm" svg:x="9.611cm" svg:y="7.496cm" svg:viewBox="0 0 177 178" draw:points="177,88 0,178 44,88 0,0">
          <text:p/>
        </draw:polygon>
        <draw:line draw:style-name="gr2" draw:text-style-name="P2" draw:layer="layout" svg:x1="8.376cm" svg:y1="10.109cm" svg:x2="9.402cm" svg:y2="10.109cm">
          <text:p/>
        </draw:line>
        <draw:polygon draw:style-name="gr3" draw:text-style-name="P3" draw:layer="layout" svg:width="0.177cm" svg:height="0.176cm" svg:x="9.358cm" svg:y="10.021cm" svg:viewBox="0 0 178 177" draw:points="178,88 0,177 44,88 0,0">
          <text:p/>
        </draw:polygon>
        <draw:line draw:style-name="gr2" draw:text-style-name="P2" draw:layer="layout" svg:x1="8.376cm" svg:y1="13.391cm" svg:x2="10.16cm" svg:y2="13.391cm">
          <text:p/>
        </draw:line>
        <draw:polygon draw:style-name="gr3" draw:text-style-name="P3" draw:layer="layout" svg:width="0.176cm" svg:height="0.176cm" svg:x="10.116cm" svg:y="13.303cm" svg:viewBox="0 0 177 177" draw:points="177,88 0,177 45,88 0,0">
          <text:p/>
        </draw:polygon>
        <draw:line draw:style-name="gr2" draw:text-style-name="P2" draw:layer="layout" svg:x1="8.224cm" svg:y1="15.411cm" svg:x2="9.503cm" svg:y2="15.411cm">
          <text:p/>
        </draw:line>
        <draw:polygon draw:style-name="gr3" draw:text-style-name="P3" draw:layer="layout" svg:width="0.177cm" svg:height="0.176cm" svg:x="9.459cm" svg:y="15.323cm" svg:viewBox="0 0 178 177" draw:points="178,89 0,177 44,89 0,0">
          <text:p/>
        </draw:polygon>
        <draw:line draw:style-name="gr2" draw:text-style-name="P2" draw:layer="layout" svg:x1="5.18cm" svg:y1="2.787cm" svg:x2="9.655cm" svg:y2="2.787cm">
          <text:p/>
        </draw:line>
        <draw:polygon draw:style-name="gr3" draw:text-style-name="P3" draw:layer="layout" svg:width="0.177cm" svg:height="0.176cm" svg:x="5.047cm" svg:y="2.699cm" svg:viewBox="0 0 178 177" draw:points="0,89 178,0 133,89 178,177">
          <text:p/>
        </draw:polygon>
        <draw:polygon draw:style-name="gr3" draw:text-style-name="P3" draw:layer="layout" svg:width="0.176cm" svg:height="0.176cm" svg:x="9.611cm" svg:y="2.699cm" svg:viewBox="0 0 177 177" draw:points="177,89 0,177 44,89 0,0">
          <text:p/>
        </draw:polygon>
        <draw:line draw:style-name="gr2" draw:text-style-name="P2" draw:layer="layout" svg:x1="4.741cm" svg:y1="3.747cm" svg:x2="9.668cm" svg:y2="5.757cm">
          <text:p/>
        </draw:line>
        <draw:polygon draw:style-name="gr3" draw:text-style-name="P3" draw:layer="layout" svg:width="0.196cm" svg:height="0.163cm" svg:x="9.593cm" svg:y="5.658cm" svg:viewBox="0 0 197 164" draw:points="197,149 0,164 74,98 66,0">
          <text:p/>
        </draw:polygon>
        <draw:frame draw:style-name="gr103" draw:text-style-name="P80" draw:layer="layout" svg:width="1.323cm" svg:height="0.34cm" svg:x="2.86cm" svg:y="4.95cm">
          <draw:text-box>
            <text:p text:style-name="P79"><text:span text:style-name="T1">(Browser)</text:span></text:p>
          </draw:text-box>
        </draw:frame>
        <draw:frame draw:style-name="gr104" draw:text-style-name="P80" draw:layer="layout" svg:width="0.493cm" svg:height="0.34cm" draw:transform="rotate (-0.523598775598299) translate (6.061cm 4.394cm)">
          <draw:text-box>
            <text:p text:style-name="P79"><text:span text:style-name="T1">WS</text:span></text:p>
          </draw:text-box>
        </draw:frame>
        <draw:line draw:style-name="gr2" draw:text-style-name="P2" draw:layer="layout" svg:x1="8.376cm" svg:y1="3.545cm" svg:x2="9.655cm" svg:y2="3.545cm">
          <text:p/>
        </draw:line>
        <draw:polygon draw:style-name="gr3" draw:text-style-name="P3" draw:layer="layout" svg:width="0.176cm" svg:height="0.177cm" svg:x="9.611cm" svg:y="3.456cm" svg:viewBox="0 0 177 178" draw:points="177,89 0,178 44,89 0,0">
          <text:p/>
        </draw:polygon>
        <draw:line draw:style-name="gr2" draw:text-style-name="P2" draw:layer="layout" svg:x1="12.871cm" svg:y1="7.584cm" svg:x2="11.492cm" svg:y2="7.584cm">
          <text:p/>
        </draw:line>
        <draw:polygon draw:style-name="gr3" draw:text-style-name="P3" draw:layer="layout" svg:width="0.177cm" svg:height="0.177cm" svg:x="11.359cm" svg:y="7.496cm" svg:viewBox="0 0 178 178" draw:points="0,88 178,0 133,88 178,178">
          <text:p/>
        </draw:polygon>
        <draw:frame draw:style-name="gr105" draw:text-style-name="P80" draw:layer="layout" svg:width="0.967cm" svg:height="0.34cm" draw:transform="rotate (-0.523598775598299) translate (5.682cm 4.583cm)">
          <draw:text-box>
            <text:p text:style-name="P79"><text:span text:style-name="T1">TRaffic</text:span></text:p>
          </draw:text-box>
        </draw:frame>
        <draw:frame draw:style-name="gr106" draw:text-style-name="P80" draw:layer="layout" svg:width="1.205cm" svg:height="0.34cm" svg:x="10.014cm" svg:y="11.009cm">
          <draw:text-box>
            <text:p text:style-name="P79"><text:span text:style-name="T1">Endpoint</text:span></text:p>
          </draw:text-box>
        </draw:frame>
        <draw:frame draw:style-name="gr80" draw:text-style-name="P80" draw:layer="layout" svg:width="1.018cm" svg:height="0.34cm" svg:x="10.106cm" svg:y="11.363cm">
          <draw:text-box>
            <text:p text:style-name="P79"><text:span text:style-name="T1">Servi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0.937cm" fo:page-height="21.8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5T15:28:24.301661794</dc:date>
    <meta:editing-duration>PT43S</meta:editing-duration>
    <meta:editing-cycles>2</meta:editing-cycles>
    <meta:generator>LibreOffice/24.8.0.3$Linux_X86_64 LibreOffice_project/480$Build-3</meta:generator>
    <meta:document-statistic meta:object-count="204"/>
  </office:meta>
</office:document-meta>
</file>